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53in" svg:x="1.4524in" svg:y="4.6327in">
            <draw:object draw:notify-on-update-of-ranges="Sheet1.B2:Sheet1.B2 Sheet1.B3:Sheet1.B13 Sheet1.C2:Sheet1.C2 Sheet1.C3:Sheet1.C13 Sheet1.D2:Sheet1.D2 Sheet1.D3:Sheet1.D13 Sheet1.E2:Sheet1.E2 Sheet1.E3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3" table:default-cell-style-name="Default"/>
        <table:table-row table:style-name="ro1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number-columns-repeated="4" office:value-type="string" calcext:value-type="string">
            <text:p>QUBITS: 21</text:p>
          </table:table-cell>
          <table:table-cell/>
          <table:table-cell table:number-columns-repeated="4" office:value-type="string" calcext:value-type="string">
            <text:p>QUBITS: 22</text:p>
          </table:table-cell>
          <table:table-cell table:number-columns-repeated="2"/>
          <table:table-cell table:number-columns-repeated="4" office:value-type="string" calcext:value-type="string">
            <text:p>QUBITS: 23</text:p>
          </table:table-cell>
          <table:table-cell table:number-columns-repeated="2"/>
          <table:table-cell table:number-columns-repeated="4" office:value-type="string" calcext:value-type="string">
            <text:p>QUBITS: 24</text:p>
          </table:table-cell>
          <table:table-cell table:number-columns-repeated="2"/>
          <table:table-cell table:number-columns-repeated="4" office:value-type="string" calcext:value-type="string">
            <text:p>QUBITS: 25</text:p>
          </table:table-cell>
          <table:table-cell table:number-columns-repeated="2"/>
          <table:table-cell table:number-columns-repeated="4" office:value-type="string" calcext:value-type="string">
            <text:p>QUBITS: 26</text:p>
          </table:table-cell>
          <table:table-cell table:number-columns-repeated="2"/>
          <table:table-cell table:number-columns-repeated="4" office:value-type="string" calcext:value-type="string">
            <text:p>QUBITS: 27</text:p>
          </table:table-cell>
          <table:table-cell table:number-columns-repeated="2"/>
          <table:table-cell table:number-columns-repeated="4" office:value-type="string" calcext:value-type="string">
            <text:p>QUBITS: 28</text:p>
          </table:table-cell>
        </table:table-row>
        <table:table-row table:style-name="ro1">
          <table:table-cell/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table:number-columns-repeated="3"/>
          <table:table-cell office:value-type="float" office:value="0.0669438" calcext:value-type="float">
            <text:p>0.0669438</text:p>
          </table:table-cell>
          <table:table-cell office:value-type="float" office:value="0.0701031" calcext:value-type="float">
            <text:p>0.0701031</text:p>
          </table:table-cell>
          <table:table-cell office:value-type="float" office:value="0.0600448" calcext:value-type="float">
            <text:p>0.0600448</text:p>
          </table:table-cell>
          <table:table-cell office:value-type="float" office:value="0.0664229" calcext:value-type="float">
            <text:p>0.0664229</text:p>
          </table:table-cell>
          <table:table-cell/>
          <table:table-cell office:value-type="float" office:value="0.0669859" calcext:value-type="float">
            <text:p>0.0669859</text:p>
          </table:table-cell>
          <table:table-cell office:value-type="float" office:value="0.0700776" calcext:value-type="float">
            <text:p>0.0700776</text:p>
          </table:table-cell>
          <table:table-cell office:value-type="float" office:value="0.0599528" calcext:value-type="float">
            <text:p>0.0599528</text:p>
          </table:table-cell>
          <table:table-cell office:value-type="float" office:value="0.0658384" calcext:value-type="float">
            <text:p>0.0658384</text:p>
          </table:table-cell>
          <table:table-cell table:number-columns-repeated="2"/>
          <table:table-cell office:value-type="float" office:value="0.0670387" calcext:value-type="float">
            <text:p>0.0670387</text:p>
          </table:table-cell>
          <table:table-cell office:value-type="float" office:value="0.0701568" calcext:value-type="float">
            <text:p>0.0701568</text:p>
          </table:table-cell>
          <table:table-cell office:value-type="float" office:value="0.0600752" calcext:value-type="float">
            <text:p>0.0600752</text:p>
          </table:table-cell>
          <table:table-cell office:value-type="float" office:value="0.066725" calcext:value-type="float">
            <text:p>0.066725</text:p>
          </table:table-cell>
          <table:table-cell table:number-columns-repeated="2"/>
          <table:table-cell office:value-type="float" office:value="0.0670079" calcext:value-type="float">
            <text:p>0.0670079</text:p>
          </table:table-cell>
          <table:table-cell office:value-type="float" office:value="0.0701418" calcext:value-type="float">
            <text:p>0.0701418</text:p>
          </table:table-cell>
          <table:table-cell office:value-type="float" office:value="0.0600259" calcext:value-type="float">
            <text:p>0.0600259</text:p>
          </table:table-cell>
          <table:table-cell office:value-type="float" office:value="0.066204" calcext:value-type="float">
            <text:p>0.066204</text:p>
          </table:table-cell>
          <table:table-cell table:number-columns-repeated="2"/>
          <table:table-cell office:value-type="float" office:value="0.0668315" calcext:value-type="float">
            <text:p>0.0668315</text:p>
          </table:table-cell>
          <table:table-cell office:value-type="float" office:value="0.0701347" calcext:value-type="float">
            <text:p>0.0701347</text:p>
          </table:table-cell>
          <table:table-cell office:value-type="float" office:value="0.0602091" calcext:value-type="float">
            <text:p>0.0602091</text:p>
          </table:table-cell>
          <table:table-cell office:value-type="float" office:value="0.0664379" calcext:value-type="float">
            <text:p>0.0664379</text:p>
          </table:table-cell>
          <table:table-cell table:number-columns-repeated="2"/>
          <table:table-cell office:value-type="float" office:value="0.0670575" calcext:value-type="float">
            <text:p>0.0670575</text:p>
          </table:table-cell>
          <table:table-cell office:value-type="float" office:value="0.0701653" calcext:value-type="float">
            <text:p>0.0701653</text:p>
          </table:table-cell>
          <table:table-cell office:value-type="float" office:value="0.060008" calcext:value-type="float">
            <text:p>0.060008</text:p>
          </table:table-cell>
          <table:table-cell office:value-type="float" office:value="0.066087" calcext:value-type="float">
            <text:p>0.066087</text:p>
          </table:table-cell>
          <table:table-cell table:number-columns-repeated="2"/>
          <table:table-cell office:value-type="float" office:value="0.0670119" calcext:value-type="float">
            <text:p>0.0670119</text:p>
          </table:table-cell>
          <table:table-cell office:value-type="float" office:value="0.0701534" calcext:value-type="float">
            <text:p>0.0701534</text:p>
          </table:table-cell>
          <table:table-cell office:value-type="float" office:value="0.0600626" calcext:value-type="float">
            <text:p>0.0600626</text:p>
          </table:table-cell>
          <table:table-cell office:value-type="float" office:value="0.0666877" calcext:value-type="float">
            <text:p>0.0666877</text:p>
          </table:table-cell>
          <table:table-cell table:number-columns-repeated="2"/>
          <table:table-cell office:value-type="float" office:value="0.066823" calcext:value-type="float">
            <text:p>0.066823</text:p>
          </table:table-cell>
          <table:table-cell office:value-type="float" office:value="0.0701517" calcext:value-type="float">
            <text:p>0.0701517</text:p>
          </table:table-cell>
          <table:table-cell office:value-type="float" office:value="0.0602653" calcext:value-type="float">
            <text:p>0.0602653</text:p>
          </table:table-cell>
          <table:table-cell office:value-type="float" office:value="0.0664958" calcext:value-type="float">
            <text:p>0.0664958</text:p>
          </table:table-cell>
        </table:table-row>
        <table:table-row table:style-name="ro1">
          <table:table-cell/>
          <table:table-cell office:value-type="float" office:value="0.0669906" calcext:value-type="float">
            <text:p>0.0669906</text:p>
          </table:table-cell>
          <table:table-cell office:value-type="float" office:value="0.0705957" calcext:value-type="float">
            <text:p>0.0705957</text:p>
          </table:table-cell>
          <table:table-cell office:value-type="float" office:value="0.0601053" calcext:value-type="float">
            <text:p>0.0601053</text:p>
          </table:table-cell>
          <table:table-cell office:value-type="float" office:value="0.0665198" calcext:value-type="float">
            <text:p>0.0665198</text:p>
          </table:table-cell>
          <table:table-cell table:number-columns-repeated="3"/>
          <table:table-cell office:value-type="float" office:value="0.0715256" calcext:value-type="float">
            <text:p>0.0715256</text:p>
          </table:table-cell>
          <table:table-cell office:value-type="float" office:value="0.0746951" calcext:value-type="float">
            <text:p>0.0746951</text:p>
          </table:table-cell>
          <table:table-cell office:value-type="float" office:value="0.0647832" calcext:value-type="float">
            <text:p>0.0647832</text:p>
          </table:table-cell>
          <table:table-cell office:value-type="float" office:value="0.0720468" calcext:value-type="float">
            <text:p>0.0720468</text:p>
          </table:table-cell>
          <table:table-cell/>
          <table:table-cell office:value-type="float" office:value="0.0718969" calcext:value-type="float">
            <text:p>0.0718969</text:p>
          </table:table-cell>
          <table:table-cell office:value-type="float" office:value="0.0747068" calcext:value-type="float">
            <text:p>0.0747068</text:p>
          </table:table-cell>
          <table:table-cell office:value-type="float" office:value="0.0646244" calcext:value-type="float">
            <text:p>0.0646244</text:p>
          </table:table-cell>
          <table:table-cell office:value-type="float" office:value="0.0720441" calcext:value-type="float">
            <text:p>0.0720441</text:p>
          </table:table-cell>
          <table:table-cell table:number-columns-repeated="2"/>
          <table:table-cell office:value-type="float" office:value="0.0717475" calcext:value-type="float">
            <text:p>0.0717475</text:p>
          </table:table-cell>
          <table:table-cell office:value-type="float" office:value="0.0747116" calcext:value-type="float">
            <text:p>0.0747116</text:p>
          </table:table-cell>
          <table:table-cell office:value-type="float" office:value="0.0648871" calcext:value-type="float">
            <text:p>0.0648871</text:p>
          </table:table-cell>
          <table:table-cell office:value-type="float" office:value="0.0720771" calcext:value-type="float">
            <text:p>0.0720771</text:p>
          </table:table-cell>
          <table:table-cell table:number-columns-repeated="2"/>
          <table:table-cell office:value-type="float" office:value="0.0717147" calcext:value-type="float">
            <text:p>0.0717147</text:p>
          </table:table-cell>
          <table:table-cell office:value-type="float" office:value="0.0747216" calcext:value-type="float">
            <text:p>0.0747216</text:p>
          </table:table-cell>
          <table:table-cell office:value-type="float" office:value="0.0646436" calcext:value-type="float">
            <text:p>0.0646436</text:p>
          </table:table-cell>
          <table:table-cell office:value-type="float" office:value="0.072043" calcext:value-type="float">
            <text:p>0.072043</text:p>
          </table:table-cell>
          <table:table-cell table:number-columns-repeated="2"/>
          <table:table-cell office:value-type="float" office:value="0.0714837" calcext:value-type="float">
            <text:p>0.0714837</text:p>
          </table:table-cell>
          <table:table-cell office:value-type="float" office:value="0.0747108" calcext:value-type="float">
            <text:p>0.0747108</text:p>
          </table:table-cell>
          <table:table-cell office:value-type="float" office:value="0.0648897" calcext:value-type="float">
            <text:p>0.0648897</text:p>
          </table:table-cell>
          <table:table-cell office:value-type="float" office:value="0.0720499" calcext:value-type="float">
            <text:p>0.0720499</text:p>
          </table:table-cell>
          <table:table-cell table:number-columns-repeated="2"/>
          <table:table-cell office:value-type="float" office:value="0.0715975" calcext:value-type="float">
            <text:p>0.0715975</text:p>
          </table:table-cell>
          <table:table-cell office:value-type="float" office:value="0.0747039" calcext:value-type="float">
            <text:p>0.0747039</text:p>
          </table:table-cell>
          <table:table-cell office:value-type="float" office:value="0.0648418" calcext:value-type="float">
            <text:p>0.0648418</text:p>
          </table:table-cell>
          <table:table-cell office:value-type="float" office:value="0.0717613" calcext:value-type="float">
            <text:p>0.0717613</text:p>
          </table:table-cell>
          <table:table-cell table:number-columns-repeated="2"/>
          <table:table-cell office:value-type="float" office:value="0.0717417" calcext:value-type="float">
            <text:p>0.0717417</text:p>
          </table:table-cell>
          <table:table-cell office:value-type="float" office:value="0.0746874" calcext:value-type="float">
            <text:p>0.0746874</text:p>
          </table:table-cell>
          <table:table-cell office:value-type="float" office:value="0.0646152" calcext:value-type="float">
            <text:p>0.0646152</text:p>
          </table:table-cell>
          <table:table-cell office:value-type="float" office:value="0.0717008" calcext:value-type="float">
            <text:p>0.0717008</text:p>
          </table:table-cell>
          <table:table-cell table:number-columns-repeated="2"/>
          <table:table-cell office:value-type="float" office:value="0.071492" calcext:value-type="float">
            <text:p>0.071492</text:p>
          </table:table-cell>
          <table:table-cell office:value-type="float" office:value="0.0747254" calcext:value-type="float">
            <text:p>0.0747254</text:p>
          </table:table-cell>
          <table:table-cell office:value-type="float" office:value="0.0646812" calcext:value-type="float">
            <text:p>0.0646812</text:p>
          </table:table-cell>
          <table:table-cell office:value-type="float" office:value="0.0719952" calcext:value-type="float">
            <text:p>0.0719952</text:p>
          </table:table-cell>
        </table:table-row>
        <table:table-row table:style-name="ro1">
          <table:table-cell/>
          <table:table-cell office:value-type="float" office:value="0.0714928" calcext:value-type="float">
            <text:p>0.0714928</text:p>
          </table:table-cell>
          <table:table-cell office:value-type="float" office:value="0.0746949" calcext:value-type="float">
            <text:p>0.0746949</text:p>
          </table:table-cell>
          <table:table-cell office:value-type="float" office:value="0.0647354" calcext:value-type="float">
            <text:p>0.0647354</text:p>
          </table:table-cell>
          <table:table-cell office:value-type="float" office:value="0.0719943" calcext:value-type="float">
            <text:p>0.0719943</text:p>
          </table:table-cell>
          <table:table-cell table:number-columns-repeated="3"/>
          <table:table-cell office:value-type="float" office:value="0.0795405" calcext:value-type="float">
            <text:p>0.0795405</text:p>
          </table:table-cell>
          <table:table-cell office:value-type="float" office:value="0.0829093" calcext:value-type="float">
            <text:p>0.0829093</text:p>
          </table:table-cell>
          <table:table-cell office:value-type="float" office:value="0.0729098" calcext:value-type="float">
            <text:p>0.0729098</text:p>
          </table:table-cell>
          <table:table-cell office:value-type="float" office:value="0.0780098" calcext:value-type="float">
            <text:p>0.0780098</text:p>
          </table:table-cell>
          <table:table-cell/>
          <table:table-cell office:value-type="float" office:value="0.079875" calcext:value-type="float">
            <text:p>0.079875</text:p>
          </table:table-cell>
          <table:table-cell office:value-type="float" office:value="0.0829666" calcext:value-type="float">
            <text:p>0.0829666</text:p>
          </table:table-cell>
          <table:table-cell office:value-type="float" office:value="0.0728202" calcext:value-type="float">
            <text:p>0.0728202</text:p>
          </table:table-cell>
          <table:table-cell office:value-type="float" office:value="0.0784184" calcext:value-type="float">
            <text:p>0.0784184</text:p>
          </table:table-cell>
          <table:table-cell table:number-columns-repeated="2"/>
          <table:table-cell office:value-type="float" office:value="0.0797862" calcext:value-type="float">
            <text:p>0.0797862</text:p>
          </table:table-cell>
          <table:table-cell office:value-type="float" office:value="0.0829265" calcext:value-type="float">
            <text:p>0.0829265</text:p>
          </table:table-cell>
          <table:table-cell office:value-type="float" office:value="0.0728906" calcext:value-type="float">
            <text:p>0.0728906</text:p>
          </table:table-cell>
          <table:table-cell office:value-type="float" office:value="0.0779345" calcext:value-type="float">
            <text:p>0.0779345</text:p>
          </table:table-cell>
          <table:table-cell table:number-columns-repeated="2"/>
          <table:table-cell office:value-type="float" office:value="0.0796256" calcext:value-type="float">
            <text:p>0.0796256</text:p>
          </table:table-cell>
          <table:table-cell office:value-type="float" office:value="0.082937" calcext:value-type="float">
            <text:p>0.082937</text:p>
          </table:table-cell>
          <table:table-cell office:value-type="float" office:value="0.0730143" calcext:value-type="float">
            <text:p>0.0730143</text:p>
          </table:table-cell>
          <table:table-cell office:value-type="float" office:value="0.0780047" calcext:value-type="float">
            <text:p>0.0780047</text:p>
          </table:table-cell>
          <table:table-cell table:number-columns-repeated="2"/>
          <table:table-cell office:value-type="float" office:value="0.0795496" calcext:value-type="float">
            <text:p>0.0795496</text:p>
          </table:table-cell>
          <table:table-cell office:value-type="float" office:value="0.0829298" calcext:value-type="float">
            <text:p>0.0829298</text:p>
          </table:table-cell>
          <table:table-cell office:value-type="float" office:value="0.0729825" calcext:value-type="float">
            <text:p>0.0729825</text:p>
          </table:table-cell>
          <table:table-cell office:value-type="float" office:value="0.0780057" calcext:value-type="float">
            <text:p>0.0780057</text:p>
          </table:table-cell>
          <table:table-cell table:number-columns-repeated="2"/>
          <table:table-cell office:value-type="float" office:value="0.0799325" calcext:value-type="float">
            <text:p>0.0799325</text:p>
          </table:table-cell>
          <table:table-cell office:value-type="float" office:value="0.0829463" calcext:value-type="float">
            <text:p>0.0829463</text:p>
          </table:table-cell>
          <table:table-cell office:value-type="float" office:value="0.0728306" calcext:value-type="float">
            <text:p>0.0728306</text:p>
          </table:table-cell>
          <table:table-cell office:value-type="float" office:value="0.077947" calcext:value-type="float">
            <text:p>0.077947</text:p>
          </table:table-cell>
          <table:table-cell table:number-columns-repeated="2"/>
          <table:table-cell office:value-type="float" office:value="0.0796678" calcext:value-type="float">
            <text:p>0.0796678</text:p>
          </table:table-cell>
          <table:table-cell office:value-type="float" office:value="0.0829971" calcext:value-type="float">
            <text:p>0.0829971</text:p>
          </table:table-cell>
          <table:table-cell office:value-type="float" office:value="0.0728408" calcext:value-type="float">
            <text:p>0.0728408</text:p>
          </table:table-cell>
          <table:table-cell office:value-type="float" office:value="0.0784246" calcext:value-type="float">
            <text:p>0.0784246</text:p>
          </table:table-cell>
          <table:table-cell table:number-columns-repeated="2"/>
          <table:table-cell office:value-type="float" office:value="0.0796282" calcext:value-type="float">
            <text:p>0.0796282</text:p>
          </table:table-cell>
          <table:table-cell office:value-type="float" office:value="0.0829333" calcext:value-type="float">
            <text:p>0.0829333</text:p>
          </table:table-cell>
          <table:table-cell office:value-type="float" office:value="0.0730233" calcext:value-type="float">
            <text:p>0.0730233</text:p>
          </table:table-cell>
          <table:table-cell office:value-type="float" office:value="0.0780235" calcext:value-type="float">
            <text:p>0.0780235</text:p>
          </table:table-cell>
        </table:table-row>
        <table:table-row table:style-name="ro1">
          <table:table-cell/>
          <table:table-cell office:value-type="float" office:value="0.0795841" calcext:value-type="float">
            <text:p>0.0795841</text:p>
          </table:table-cell>
          <table:table-cell office:value-type="float" office:value="0.0829249" calcext:value-type="float">
            <text:p>0.0829249</text:p>
          </table:table-cell>
          <table:table-cell office:value-type="float" office:value="0.0729647" calcext:value-type="float">
            <text:p>0.0729647</text:p>
          </table:table-cell>
          <table:table-cell office:value-type="float" office:value="0.078008" calcext:value-type="float">
            <text:p>0.078008</text:p>
          </table:table-cell>
          <table:table-cell table:number-columns-repeated="3"/>
          <table:table-cell office:value-type="float" office:value="0.0906051" calcext:value-type="float">
            <text:p>0.0906051</text:p>
          </table:table-cell>
          <table:table-cell office:value-type="float" office:value="0.0940763" calcext:value-type="float">
            <text:p>0.0940763</text:p>
          </table:table-cell>
          <table:table-cell office:value-type="float" office:value="0.0839945" calcext:value-type="float">
            <text:p>0.0839945</text:p>
          </table:table-cell>
          <table:table-cell office:value-type="float" office:value="0.0902201" calcext:value-type="float">
            <text:p>0.0902201</text:p>
          </table:table-cell>
          <table:table-cell/>
          <table:table-cell office:value-type="float" office:value="0.0907832" calcext:value-type="float">
            <text:p>0.0907832</text:p>
          </table:table-cell>
          <table:table-cell office:value-type="float" office:value="0.0941177" calcext:value-type="float">
            <text:p>0.0941177</text:p>
          </table:table-cell>
          <table:table-cell office:value-type="float" office:value="0.084009" calcext:value-type="float">
            <text:p>0.084009</text:p>
          </table:table-cell>
          <table:table-cell office:value-type="float" office:value="0.0900003" calcext:value-type="float">
            <text:p>0.0900003</text:p>
          </table:table-cell>
          <table:table-cell table:number-columns-repeated="2"/>
          <table:table-cell office:value-type="float" office:value="0.090683" calcext:value-type="float">
            <text:p>0.090683</text:p>
          </table:table-cell>
          <table:table-cell office:value-type="float" office:value="0.0941141" calcext:value-type="float">
            <text:p>0.0941141</text:p>
          </table:table-cell>
          <table:table-cell office:value-type="float" office:value="0.0842126" calcext:value-type="float">
            <text:p>0.0842126</text:p>
          </table:table-cell>
          <table:table-cell office:value-type="float" office:value="0.091845" calcext:value-type="float">
            <text:p>0.091845</text:p>
          </table:table-cell>
          <table:table-cell table:number-columns-repeated="2"/>
          <table:table-cell office:value-type="float" office:value="0.0907216" calcext:value-type="float">
            <text:p>0.0907216</text:p>
          </table:table-cell>
          <table:table-cell office:value-type="float" office:value="0.0941399" calcext:value-type="float">
            <text:p>0.0941399</text:p>
          </table:table-cell>
          <table:table-cell office:value-type="float" office:value="0.0840232" calcext:value-type="float">
            <text:p>0.0840232</text:p>
          </table:table-cell>
          <table:table-cell office:value-type="float" office:value="0.0902751" calcext:value-type="float">
            <text:p>0.0902751</text:p>
          </table:table-cell>
          <table:table-cell table:number-columns-repeated="2"/>
          <table:table-cell office:value-type="float" office:value="0.0906477" calcext:value-type="float">
            <text:p>0.0906477</text:p>
          </table:table-cell>
          <table:table-cell office:value-type="float" office:value="0.094099" calcext:value-type="float">
            <text:p>0.094099</text:p>
          </table:table-cell>
          <table:table-cell office:value-type="float" office:value="0.0841043" calcext:value-type="float">
            <text:p>0.0841043</text:p>
          </table:table-cell>
          <table:table-cell office:value-type="float" office:value="0.0914407" calcext:value-type="float">
            <text:p>0.0914407</text:p>
          </table:table-cell>
          <table:table-cell table:number-columns-repeated="2"/>
          <table:table-cell office:value-type="float" office:value="0.0910375" calcext:value-type="float">
            <text:p>0.0910375</text:p>
          </table:table-cell>
          <table:table-cell office:value-type="float" office:value="0.0941317" calcext:value-type="float">
            <text:p>0.0941317</text:p>
          </table:table-cell>
          <table:table-cell office:value-type="float" office:value="0.0841274" calcext:value-type="float">
            <text:p>0.0841274</text:p>
          </table:table-cell>
          <table:table-cell office:value-type="float" office:value="0.0911569" calcext:value-type="float">
            <text:p>0.0911569</text:p>
          </table:table-cell>
          <table:table-cell table:number-columns-repeated="2"/>
          <table:table-cell office:value-type="float" office:value="0.0907241" calcext:value-type="float">
            <text:p>0.0907241</text:p>
          </table:table-cell>
          <table:table-cell office:value-type="float" office:value="0.0945184" calcext:value-type="float">
            <text:p>0.0945184</text:p>
          </table:table-cell>
          <table:table-cell office:value-type="float" office:value="0.0839895" calcext:value-type="float">
            <text:p>0.0839895</text:p>
          </table:table-cell>
          <table:table-cell office:value-type="float" office:value="0.0906243" calcext:value-type="float">
            <text:p>0.0906243</text:p>
          </table:table-cell>
          <table:table-cell table:number-columns-repeated="2"/>
          <table:table-cell office:value-type="float" office:value="0.0906461" calcext:value-type="float">
            <text:p>0.0906461</text:p>
          </table:table-cell>
          <table:table-cell office:value-type="float" office:value="0.0941467" calcext:value-type="float">
            <text:p>0.0941467</text:p>
          </table:table-cell>
          <table:table-cell office:value-type="float" office:value="0.0841024" calcext:value-type="float">
            <text:p>0.0841024</text:p>
          </table:table-cell>
          <table:table-cell office:value-type="float" office:value="0.0910189" calcext:value-type="float">
            <text:p>0.0910189</text:p>
          </table:table-cell>
        </table:table-row>
        <table:table-row table:style-name="ro1">
          <table:table-cell/>
          <table:table-cell office:value-type="float" office:value="0.0905951" calcext:value-type="float">
            <text:p>0.0905951</text:p>
          </table:table-cell>
          <table:table-cell office:value-type="float" office:value="0.0941479" calcext:value-type="float">
            <text:p>0.0941479</text:p>
          </table:table-cell>
          <table:table-cell office:value-type="float" office:value="0.0841489" calcext:value-type="float">
            <text:p>0.0841489</text:p>
          </table:table-cell>
          <table:table-cell office:value-type="float" office:value="0.0906344" calcext:value-type="float">
            <text:p>0.0906344</text:p>
          </table:table-cell>
          <table:table-cell table:number-columns-repeated="3"/>
          <table:table-cell office:value-type="float" office:value="0.10372" calcext:value-type="float">
            <text:p>0.10372</text:p>
          </table:table-cell>
          <table:table-cell office:value-type="float" office:value="0.107379" calcext:value-type="float">
            <text:p>0.107379</text:p>
          </table:table-cell>
          <table:table-cell office:value-type="float" office:value="0.0973448" calcext:value-type="float">
            <text:p>0.0973448</text:p>
          </table:table-cell>
          <table:table-cell office:value-type="float" office:value="0.102998" calcext:value-type="float">
            <text:p>0.102998</text:p>
          </table:table-cell>
          <table:table-cell/>
          <table:table-cell office:value-type="float" office:value="0.103739" calcext:value-type="float">
            <text:p>0.103739</text:p>
          </table:table-cell>
          <table:table-cell office:value-type="float" office:value="0.107426" calcext:value-type="float">
            <text:p>0.107426</text:p>
          </table:table-cell>
          <table:table-cell office:value-type="float" office:value="0.0972955" calcext:value-type="float">
            <text:p>0.0972955</text:p>
          </table:table-cell>
          <table:table-cell office:value-type="float" office:value="0.102036" calcext:value-type="float">
            <text:p>0.102036</text:p>
          </table:table-cell>
          <table:table-cell table:number-columns-repeated="2"/>
          <table:table-cell office:value-type="float" office:value="0.103782" calcext:value-type="float">
            <text:p>0.103782</text:p>
          </table:table-cell>
          <table:table-cell office:value-type="float" office:value="0.107375" calcext:value-type="float">
            <text:p>0.107375</text:p>
          </table:table-cell>
          <table:table-cell office:value-type="float" office:value="0.0974868" calcext:value-type="float">
            <text:p>0.0974868</text:p>
          </table:table-cell>
          <table:table-cell office:value-type="float" office:value="0.102037" calcext:value-type="float">
            <text:p>0.102037</text:p>
          </table:table-cell>
          <table:table-cell table:number-columns-repeated="2"/>
          <table:table-cell office:value-type="float" office:value="0.103786" calcext:value-type="float">
            <text:p>0.103786</text:p>
          </table:table-cell>
          <table:table-cell office:value-type="float" office:value="0.107349" calcext:value-type="float">
            <text:p>0.107349</text:p>
          </table:table-cell>
          <table:table-cell office:value-type="float" office:value="0.0972685" calcext:value-type="float">
            <text:p>0.0972685</text:p>
          </table:table-cell>
          <table:table-cell office:value-type="float" office:value="0.101999" calcext:value-type="float">
            <text:p>0.101999</text:p>
          </table:table-cell>
          <table:table-cell table:number-columns-repeated="2"/>
          <table:table-cell office:value-type="float" office:value="0.103749" calcext:value-type="float">
            <text:p>0.103749</text:p>
          </table:table-cell>
          <table:table-cell office:value-type="float" office:value="0.107411" calcext:value-type="float">
            <text:p>0.107411</text:p>
          </table:table-cell>
          <table:table-cell office:value-type="float" office:value="0.0975304" calcext:value-type="float">
            <text:p>0.0975304</text:p>
          </table:table-cell>
          <table:table-cell office:value-type="float" office:value="0.103676" calcext:value-type="float">
            <text:p>0.103676</text:p>
          </table:table-cell>
          <table:table-cell table:number-columns-repeated="2"/>
          <table:table-cell office:value-type="float" office:value="0.103931" calcext:value-type="float">
            <text:p>0.103931</text:p>
          </table:table-cell>
          <table:table-cell office:value-type="float" office:value="0.107354" calcext:value-type="float">
            <text:p>0.107354</text:p>
          </table:table-cell>
          <table:table-cell office:value-type="float" office:value="0.0973682" calcext:value-type="float">
            <text:p>0.0973682</text:p>
          </table:table-cell>
          <table:table-cell office:value-type="float" office:value="0.107969" calcext:value-type="float">
            <text:p>0.107969</text:p>
          </table:table-cell>
          <table:table-cell table:number-columns-repeated="2"/>
          <table:table-cell office:value-type="float" office:value="0.103814" calcext:value-type="float">
            <text:p>0.103814</text:p>
          </table:table-cell>
          <table:table-cell office:value-type="float" office:value="0.107816" calcext:value-type="float">
            <text:p>0.107816</text:p>
          </table:table-cell>
          <table:table-cell office:value-type="float" office:value="0.097257" calcext:value-type="float">
            <text:p>0.097257</text:p>
          </table:table-cell>
          <table:table-cell office:value-type="float" office:value="0.107293" calcext:value-type="float">
            <text:p>0.107293</text:p>
          </table:table-cell>
          <table:table-cell table:number-columns-repeated="2"/>
          <table:table-cell office:value-type="float" office:value="0.103845" calcext:value-type="float">
            <text:p>0.103845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0.0974405" calcext:value-type="float">
            <text:p>0.0974405</text:p>
          </table:table-cell>
          <table:table-cell office:value-type="float" office:value="0.102042" calcext:value-type="float">
            <text:p>0.102042</text:p>
          </table:table-cell>
        </table:table-row>
        <table:table-row table:style-name="ro1">
          <table:table-cell/>
          <table:table-cell office:value-type="float" office:value="0.103681" calcext:value-type="float">
            <text:p>0.103681</text:p>
          </table:table-cell>
          <table:table-cell office:value-type="float" office:value="0.10734" calcext:value-type="float">
            <text:p>0.10734</text:p>
          </table:table-cell>
          <table:table-cell office:value-type="float" office:value="0.0974076" calcext:value-type="float">
            <text:p>0.0974076</text:p>
          </table:table-cell>
          <table:table-cell office:value-type="float" office:value="0.102046" calcext:value-type="float">
            <text:p>0.102046</text:p>
          </table:table-cell>
          <table:table-cell table:number-columns-repeated="3"/>
          <table:table-cell office:value-type="float" office:value="0.123141" calcext:value-type="float">
            <text:p>0.123141</text:p>
          </table:table-cell>
          <table:table-cell office:value-type="float" office:value="0.125444" calcext:value-type="float">
            <text:p>0.125444</text:p>
          </table:table-cell>
          <table:table-cell office:value-type="float" office:value="0.115549" calcext:value-type="float">
            <text:p>0.115549</text:p>
          </table:table-cell>
          <table:table-cell office:value-type="float" office:value="0.120052" calcext:value-type="float">
            <text:p>0.120052</text:p>
          </table:table-cell>
          <table:table-cell/>
          <table:table-cell office:value-type="float" office:value="0.123053" calcext:value-type="float">
            <text:p>0.123053</text:p>
          </table:table-cell>
          <table:table-cell office:value-type="float" office:value="0.125639" calcext:value-type="float">
            <text:p>0.125639</text:p>
          </table:table-cell>
          <table:table-cell office:value-type="float" office:value="0.115567" calcext:value-type="float">
            <text:p>0.115567</text:p>
          </table:table-cell>
          <table:table-cell office:value-type="float" office:value="0.120041" calcext:value-type="float">
            <text:p>0.120041</text:p>
          </table:table-cell>
          <table:table-cell table:number-columns-repeated="2"/>
          <table:table-cell office:value-type="float" office:value="0.12312" calcext:value-type="float">
            <text:p>0.12312</text:p>
          </table:table-cell>
          <table:table-cell office:value-type="float" office:value="0.125676" calcext:value-type="float">
            <text:p>0.125676</text:p>
          </table:table-cell>
          <table:table-cell office:value-type="float" office:value="0.115648" calcext:value-type="float">
            <text:p>0.115648</text:p>
          </table:table-cell>
          <table:table-cell office:value-type="float" office:value="0.119779" calcext:value-type="float">
            <text:p>0.119779</text:p>
          </table:table-cell>
          <table:table-cell table:number-columns-repeated="2"/>
          <table:table-cell office:value-type="float" office:value="0.123143" calcext:value-type="float">
            <text:p>0.123143</text:p>
          </table:table-cell>
          <table:table-cell office:value-type="float" office:value="0.125576" calcext:value-type="float">
            <text:p>0.125576</text:p>
          </table:table-cell>
          <table:table-cell office:value-type="float" office:value="0.115665" calcext:value-type="float">
            <text:p>0.115665</text:p>
          </table:table-cell>
          <table:table-cell office:value-type="float" office:value="0.119818" calcext:value-type="float">
            <text:p>0.119818</text:p>
          </table:table-cell>
          <table:table-cell table:number-columns-repeated="2"/>
          <table:table-cell office:value-type="float" office:value="0.123113" calcext:value-type="float">
            <text:p>0.123113</text:p>
          </table:table-cell>
          <table:table-cell office:value-type="float" office:value="0.125498" calcext:value-type="float">
            <text:p>0.125498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0.120152" calcext:value-type="float">
            <text:p>0.120152</text:p>
          </table:table-cell>
          <table:table-cell table:number-columns-repeated="2"/>
          <table:table-cell office:value-type="float" office:value="0.123208" calcext:value-type="float">
            <text:p>0.123208</text:p>
          </table:table-cell>
          <table:table-cell office:value-type="float" office:value="0.12559" calcext:value-type="float">
            <text:p>0.12559</text:p>
          </table:table-cell>
          <table:table-cell office:value-type="float" office:value="0.115709" calcext:value-type="float">
            <text:p>0.115709</text:p>
          </table:table-cell>
          <table:table-cell office:value-type="float" office:value="0.120145" calcext:value-type="float">
            <text:p>0.120145</text:p>
          </table:table-cell>
          <table:table-cell table:number-columns-repeated="2"/>
          <table:table-cell office:value-type="float" office:value="0.123191" calcext:value-type="float">
            <text:p>0.123191</text:p>
          </table:table-cell>
          <table:table-cell office:value-type="float" office:value="0.125896" calcext:value-type="float">
            <text:p>0.125896</text:p>
          </table:table-cell>
          <table:table-cell office:value-type="float" office:value="0.115531" calcext:value-type="float">
            <text:p>0.115531</text:p>
          </table:table-cell>
          <table:table-cell office:value-type="float" office:value="0.120189" calcext:value-type="float">
            <text:p>0.120189</text:p>
          </table:table-cell>
          <table:table-cell table:number-columns-repeated="2"/>
          <table:table-cell office:value-type="float" office:value="0.123162" calcext:value-type="float">
            <text:p>0.123162</text:p>
          </table:table-cell>
          <table:table-cell office:value-type="float" office:value="0.125601" calcext:value-type="float">
            <text:p>0.125601</text:p>
          </table:table-cell>
          <table:table-cell office:value-type="float" office:value="0.115671" calcext:value-type="float">
            <text:p>0.115671</text:p>
          </table:table-cell>
          <table:table-cell office:value-type="float" office:value="0.119821" calcext:value-type="float">
            <text:p>0.119821</text:p>
          </table:table-cell>
        </table:table-row>
        <table:table-row table:style-name="ro1">
          <table:table-cell/>
          <table:table-cell office:value-type="float" office:value="0.123062" calcext:value-type="float">
            <text:p>0.123062</text:p>
          </table:table-cell>
          <table:table-cell office:value-type="float" office:value="0.125651" calcext:value-type="float">
            <text:p>0.125651</text:p>
          </table:table-cell>
          <table:table-cell office:value-type="float" office:value="0.115802" calcext:value-type="float">
            <text:p>0.115802</text:p>
          </table:table-cell>
          <table:table-cell office:value-type="float" office:value="0.119819" calcext:value-type="float">
            <text:p>0.119819</text:p>
          </table:table-cell>
          <table:table-cell table:number-columns-repeated="3"/>
          <table:table-cell office:value-type="float" office:value="0.144487" calcext:value-type="float">
            <text:p>0.144487</text:p>
          </table:table-cell>
          <table:table-cell office:value-type="float" office:value="0.14581" calcext:value-type="float">
            <text:p>0.14581</text:p>
          </table:table-cell>
          <table:table-cell office:value-type="float" office:value="0.135897" calcext:value-type="float">
            <text:p>0.135897</text:p>
          </table:table-cell>
          <table:table-cell office:value-type="float" office:value="0.143433" calcext:value-type="float">
            <text:p>0.143433</text:p>
          </table:table-cell>
          <table:table-cell/>
          <table:table-cell office:value-type="float" office:value="0.144488" calcext:value-type="float">
            <text:p>0.14448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0.136031" calcext:value-type="float">
            <text:p>0.136031</text:p>
          </table:table-cell>
          <table:table-cell office:value-type="float" office:value="0.143902" calcext:value-type="float">
            <text:p>0.143902</text:p>
          </table:table-cell>
          <table:table-cell table:number-columns-repeated="2"/>
          <table:table-cell office:value-type="float" office:value="0.144537" calcext:value-type="float">
            <text:p>0.144537</text:p>
          </table:table-cell>
          <table:table-cell office:value-type="float" office:value="0.145666" calcext:value-type="float">
            <text:p>0.145666</text:p>
          </table:table-cell>
          <table:table-cell office:value-type="float" office:value="0.135593" calcext:value-type="float">
            <text:p>0.135593</text:p>
          </table:table-cell>
          <table:table-cell office:value-type="float" office:value="0.143938" calcext:value-type="float">
            <text:p>0.143938</text:p>
          </table:table-cell>
          <table:table-cell table:number-columns-repeated="2"/>
          <table:table-cell office:value-type="float" office:value="0.144337" calcext:value-type="float">
            <text:p>0.144337</text:p>
          </table:table-cell>
          <table:table-cell office:value-type="float" office:value="0.146046" calcext:value-type="float">
            <text:p>0.146046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143882" calcext:value-type="float">
            <text:p>0.143882</text:p>
          </table:table-cell>
          <table:table-cell table:number-columns-repeated="2"/>
          <table:table-cell office:value-type="float" office:value="0.144369" calcext:value-type="float">
            <text:p>0.144369</text:p>
          </table:table-cell>
          <table:table-cell office:value-type="float" office:value="0.146125" calcext:value-type="float">
            <text:p>0.146125</text:p>
          </table:table-cell>
          <table:table-cell office:value-type="float" office:value="0.135912" calcext:value-type="float">
            <text:p>0.135912</text:p>
          </table:table-cell>
          <table:table-cell office:value-type="float" office:value="0.143762" calcext:value-type="float">
            <text:p>0.143762</text:p>
          </table:table-cell>
          <table:table-cell table:number-columns-repeated="2"/>
          <table:table-cell office:value-type="float" office:value="0.144382" calcext:value-type="float">
            <text:p>0.144382</text:p>
          </table:table-cell>
          <table:table-cell office:value-type="float" office:value="0.145923" calcext:value-type="float">
            <text:p>0.145923</text:p>
          </table:table-cell>
          <table:table-cell office:value-type="float" office:value="0.135798" calcext:value-type="float">
            <text:p>0.135798</text:p>
          </table:table-cell>
          <table:table-cell office:value-type="float" office:value="0.143912" calcext:value-type="float">
            <text:p>0.143912</text:p>
          </table:table-cell>
          <table:table-cell table:number-columns-repeated="2"/>
          <table:table-cell office:value-type="float" office:value="0.144431" calcext:value-type="float">
            <text:p>0.144431</text:p>
          </table:table-cell>
          <table:table-cell office:value-type="float" office:value="0.14619" calcext:value-type="float">
            <text:p>0.14619</text:p>
          </table:table-cell>
          <table:table-cell office:value-type="float" office:value="0.135995" calcext:value-type="float">
            <text:p>0.135995</text:p>
          </table:table-cell>
          <table:table-cell office:value-type="float" office:value="0.143821" calcext:value-type="float">
            <text:p>0.143821</text:p>
          </table:table-cell>
          <table:table-cell table:number-columns-repeated="2"/>
          <table:table-cell office:value-type="float" office:value="0.144346" calcext:value-type="float">
            <text:p>0.144346</text:p>
          </table:table-cell>
          <table:table-cell office:value-type="float" office:value="0.145935" calcext:value-type="float">
            <text:p>0.145935</text:p>
          </table:table-cell>
          <table:table-cell office:value-type="float" office:value="0.135906" calcext:value-type="float">
            <text:p>0.135906</text:p>
          </table:table-cell>
          <table:table-cell office:value-type="float" office:value="0.143906" calcext:value-type="float">
            <text:p>0.143906</text:p>
          </table:table-cell>
        </table:table-row>
        <table:table-row table:style-name="ro1">
          <table:table-cell/>
          <table:table-cell office:value-type="float" office:value="0.144393" calcext:value-type="float">
            <text:p>0.144393</text:p>
          </table:table-cell>
          <table:table-cell office:value-type="float" office:value="0.145716" calcext:value-type="float">
            <text:p>0.145716</text:p>
          </table:table-cell>
          <table:table-cell office:value-type="float" office:value="0.135732" calcext:value-type="float">
            <text:p>0.135732</text:p>
          </table:table-cell>
          <table:table-cell office:value-type="float" office:value="0.143923" calcext:value-type="float">
            <text:p>0.143923</text:p>
          </table:table-cell>
          <table:table-cell table:number-columns-repeated="3"/>
          <table:table-cell office:value-type="float" office:value="0.164316" calcext:value-type="float">
            <text:p>0.164316</text:p>
          </table:table-cell>
          <table:table-cell office:value-type="float" office:value="0.16523" calcext:value-type="float">
            <text:p>0.16523</text:p>
          </table:table-cell>
          <table:table-cell office:value-type="float" office:value="0.155221" calcext:value-type="float">
            <text:p>0.155221</text:p>
          </table:table-cell>
          <table:table-cell office:value-type="float" office:value="0.159932" calcext:value-type="float">
            <text:p>0.159932</text:p>
          </table:table-cell>
          <table:table-cell/>
          <table:table-cell office:value-type="float" office:value="0.163961" calcext:value-type="float">
            <text:p>0.163961</text:p>
          </table:table-cell>
          <table:table-cell office:value-type="float" office:value="0.165254" calcext:value-type="float">
            <text:p>0.165254</text:p>
          </table:table-cell>
          <table:table-cell office:value-type="float" office:value="0.155105" calcext:value-type="float">
            <text:p>0.155105</text:p>
          </table:table-cell>
          <table:table-cell office:value-type="float" office:value="0.160311" calcext:value-type="float">
            <text:p>0.160311</text:p>
          </table:table-cell>
          <table:table-cell table:number-columns-repeated="2"/>
          <table:table-cell office:value-type="float" office:value="0.164273" calcext:value-type="float">
            <text:p>0.164273</text:p>
          </table:table-cell>
          <table:table-cell office:value-type="float" office:value="0.165326" calcext:value-type="float">
            <text:p>0.165326</text:p>
          </table:table-cell>
          <table:table-cell office:value-type="float" office:value="0.155434" calcext:value-type="float">
            <text:p>0.155434</text:p>
          </table:table-cell>
          <table:table-cell office:value-type="float" office:value="0.16075" calcext:value-type="float">
            <text:p>0.16075</text:p>
          </table:table-cell>
          <table:table-cell table:number-columns-repeated="2"/>
          <table:table-cell office:value-type="float" office:value="0.163852" calcext:value-type="float">
            <text:p>0.163852</text:p>
          </table:table-cell>
          <table:table-cell office:value-type="float" office:value="0.165232" calcext:value-type="float">
            <text:p>0.165232</text:p>
          </table:table-cell>
          <table:table-cell office:value-type="float" office:value="0.155439" calcext:value-type="float">
            <text:p>0.155439</text:p>
          </table:table-cell>
          <table:table-cell office:value-type="float" office:value="0.159952" calcext:value-type="float">
            <text:p>0.159952</text:p>
          </table:table-cell>
          <table:table-cell table:number-columns-repeated="2"/>
          <table:table-cell office:value-type="float" office:value="0.164046" calcext:value-type="float">
            <text:p>0.164046</text:p>
          </table:table-cell>
          <table:table-cell office:value-type="float" office:value="0.164966" calcext:value-type="float">
            <text:p>0.164966</text:p>
          </table:table-cell>
          <table:table-cell office:value-type="float" office:value="0.155432" calcext:value-type="float">
            <text:p>0.155432</text:p>
          </table:table-cell>
          <table:table-cell office:value-type="float" office:value="0.159637" calcext:value-type="float">
            <text:p>0.159637</text:p>
          </table:table-cell>
          <table:table-cell table:number-columns-repeated="2"/>
          <table:table-cell office:value-type="float" office:value="0.163912" calcext:value-type="float">
            <text:p>0.163912</text:p>
          </table:table-cell>
          <table:table-cell office:value-type="float" office:value="0.165003" calcext:value-type="float">
            <text:p>0.165003</text:p>
          </table:table-cell>
          <table:table-cell office:value-type="float" office:value="0.155356" calcext:value-type="float">
            <text:p>0.155356</text:p>
          </table:table-cell>
          <table:table-cell office:value-type="float" office:value="0.160678" calcext:value-type="float">
            <text:p>0.160678</text:p>
          </table:table-cell>
          <table:table-cell table:number-columns-repeated="2"/>
          <table:table-cell office:value-type="float" office:value="0.164035" calcext:value-type="float">
            <text:p>0.164035</text:p>
          </table:table-cell>
          <table:table-cell office:value-type="float" office:value="0.16528" calcext:value-type="float">
            <text:p>0.16528</text:p>
          </table:table-cell>
          <table:table-cell office:value-type="float" office:value="0.155617" calcext:value-type="float">
            <text:p>0.155617</text:p>
          </table:table-cell>
          <table:table-cell office:value-type="float" office:value="0.15903" calcext:value-type="float">
            <text:p>0.15903</text:p>
          </table:table-cell>
          <table:table-cell table:number-columns-repeated="2"/>
          <table:table-cell office:value-type="float" office:value="0.163953" calcext:value-type="float">
            <text:p>0.163953</text:p>
          </table:table-cell>
          <table:table-cell office:value-type="float" office:value="0.165546" calcext:value-type="float">
            <text:p>0.165546</text:p>
          </table:table-cell>
          <table:table-cell office:value-type="float" office:value="0.15516" calcext:value-type="float">
            <text:p>0.15516</text:p>
          </table:table-cell>
          <table:table-cell office:value-type="float" office:value="0.160963" calcext:value-type="float">
            <text:p>0.160963</text:p>
          </table:table-cell>
        </table:table-row>
        <table:table-row table:style-name="ro1">
          <table:table-cell/>
          <table:table-cell office:value-type="float" office:value="0.16402" calcext:value-type="float">
            <text:p>0.16402</text:p>
          </table:table-cell>
          <table:table-cell office:value-type="float" office:value="0.165098" calcext:value-type="float">
            <text:p>0.165098</text:p>
          </table:table-cell>
          <table:table-cell office:value-type="float" office:value="0.15549" calcext:value-type="float">
            <text:p>0.15549</text:p>
          </table:table-cell>
          <table:table-cell office:value-type="float" office:value="0.159515" calcext:value-type="float">
            <text:p>0.159515</text:p>
          </table:table-cell>
          <table:table-cell table:number-columns-repeated="3"/>
          <table:table-cell office:value-type="float" office:value="0.183353" calcext:value-type="float">
            <text:p>0.183353</text:p>
          </table:table-cell>
          <table:table-cell office:value-type="float" office:value="0.183667" calcext:value-type="float">
            <text:p>0.183667</text:p>
          </table:table-cell>
          <table:table-cell office:value-type="float" office:value="0.173847" calcext:value-type="float">
            <text:p>0.173847</text:p>
          </table:table-cell>
          <table:table-cell office:value-type="float" office:value="0.17974" calcext:value-type="float">
            <text:p>0.17974</text:p>
          </table:table-cell>
          <table:table-cell/>
          <table:table-cell office:value-type="float" office:value="0.182989" calcext:value-type="float">
            <text:p>0.182989</text:p>
          </table:table-cell>
          <table:table-cell office:value-type="float" office:value="0.183524" calcext:value-type="float">
            <text:p>0.183524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0.1801" calcext:value-type="float">
            <text:p>0.1801</text:p>
          </table:table-cell>
          <table:table-cell table:number-columns-repeated="2"/>
          <table:table-cell office:value-type="float" office:value="0.183666" calcext:value-type="float">
            <text:p>0.183666</text:p>
          </table:table-cell>
          <table:table-cell office:value-type="float" office:value="0.184384" calcext:value-type="float">
            <text:p>0.184384</text:p>
          </table:table-cell>
          <table:table-cell office:value-type="float" office:value="0.173942" calcext:value-type="float">
            <text:p>0.173942</text:p>
          </table:table-cell>
          <table:table-cell office:value-type="float" office:value="0.180031" calcext:value-type="float">
            <text:p>0.180031</text:p>
          </table:table-cell>
          <table:table-cell table:number-columns-repeated="2"/>
          <table:table-cell office:value-type="float" office:value="0.182946" calcext:value-type="float">
            <text:p>0.182946</text:p>
          </table:table-cell>
          <table:table-cell office:value-type="float" office:value="0.184186" calcext:value-type="float">
            <text:p>0.184186</text:p>
          </table:table-cell>
          <table:table-cell office:value-type="float" office:value="0.174283" calcext:value-type="float">
            <text:p>0.174283</text:p>
          </table:table-cell>
          <table:table-cell office:value-type="float" office:value="0.180039" calcext:value-type="float">
            <text:p>0.180039</text:p>
          </table:table-cell>
          <table:table-cell table:number-columns-repeated="2"/>
          <table:table-cell office:value-type="float" office:value="0.183112" calcext:value-type="float">
            <text:p>0.183112</text:p>
          </table:table-cell>
          <table:table-cell office:value-type="float" office:value="0.184179" calcext:value-type="float">
            <text:p>0.184179</text:p>
          </table:table-cell>
          <table:table-cell office:value-type="float" office:value="0.174177" calcext:value-type="float">
            <text:p>0.174177</text:p>
          </table:table-cell>
          <table:table-cell office:value-type="float" office:value="0.17973" calcext:value-type="float">
            <text:p>0.17973</text:p>
          </table:table-cell>
          <table:table-cell table:number-columns-repeated="2"/>
          <table:table-cell office:value-type="float" office:value="0.182987" calcext:value-type="float">
            <text:p>0.182987</text:p>
          </table:table-cell>
          <table:table-cell office:value-type="float" office:value="0.184445" calcext:value-type="float">
            <text:p>0.184445</text:p>
          </table:table-cell>
          <table:table-cell office:value-type="float" office:value="0.174326" calcext:value-type="float">
            <text:p>0.174326</text:p>
          </table:table-cell>
          <table:table-cell office:value-type="float" office:value="0.17974" calcext:value-type="float">
            <text:p>0.17974</text:p>
          </table:table-cell>
          <table:table-cell table:number-columns-repeated="2"/>
          <table:table-cell office:value-type="float" office:value="0.182984" calcext:value-type="float">
            <text:p>0.182984</text:p>
          </table:table-cell>
          <table:table-cell office:value-type="float" office:value="0.183873" calcext:value-type="float">
            <text:p>0.183873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179808" calcext:value-type="float">
            <text:p>0.179808</text:p>
          </table:table-cell>
          <table:table-cell table:number-columns-repeated="2"/>
          <table:table-cell office:value-type="float" office:value="0.18295" calcext:value-type="float">
            <text:p>0.18295</text:p>
          </table:table-cell>
          <table:table-cell office:value-type="float" office:value="0.184055" calcext:value-type="float">
            <text:p>0.184055</text:p>
          </table:table-cell>
          <table:table-cell office:value-type="float" office:value="0.174609" calcext:value-type="float">
            <text:p>0.174609</text:p>
          </table:table-cell>
          <table:table-cell office:value-type="float" office:value="0.179828" calcext:value-type="float">
            <text:p>0.179828</text:p>
          </table:table-cell>
        </table:table-row>
        <table:table-row table:style-name="ro1">
          <table:table-cell/>
          <table:table-cell office:value-type="float" office:value="0.183099" calcext:value-type="float">
            <text:p>0.183099</text:p>
          </table:table-cell>
          <table:table-cell office:value-type="float" office:value="0.183575" calcext:value-type="float">
            <text:p>0.183575</text:p>
          </table:table-cell>
          <table:table-cell office:value-type="float" office:value="0.174087" calcext:value-type="float">
            <text:p>0.174087</text:p>
          </table:table-cell>
          <table:table-cell office:value-type="float" office:value="0.180158" calcext:value-type="float">
            <text:p>0.180158</text:p>
          </table:table-cell>
          <table:table-cell table:number-columns-repeated="3"/>
          <table:table-cell office:value-type="float" office:value="0.202109" calcext:value-type="float">
            <text:p>0.202109</text:p>
          </table:table-cell>
          <table:table-cell office:value-type="float" office:value="0.202458" calcext:value-type="float">
            <text:p>0.202458</text:p>
          </table:table-cell>
          <table:table-cell office:value-type="float" office:value="0.192331" calcext:value-type="float">
            <text:p>0.192331</text:p>
          </table:table-cell>
          <table:table-cell office:value-type="float" office:value="0.199127" calcext:value-type="float">
            <text:p>0.199127</text:p>
          </table:table-cell>
          <table:table-cell/>
          <table:table-cell office:value-type="float" office:value="0.201871" calcext:value-type="float">
            <text:p>0.201871</text:p>
          </table:table-cell>
          <table:table-cell office:value-type="float" office:value="0.202504" calcext:value-type="float">
            <text:p>0.202504</text:p>
          </table:table-cell>
          <table:table-cell office:value-type="float" office:value="0.193089" calcext:value-type="float">
            <text:p>0.193089</text:p>
          </table:table-cell>
          <table:table-cell office:value-type="float" office:value="0.198265" calcext:value-type="float">
            <text:p>0.198265</text:p>
          </table:table-cell>
          <table:table-cell table:number-columns-repeated="2"/>
          <table:table-cell office:value-type="float" office:value="0.201938" calcext:value-type="float">
            <text:p>0.201938</text:p>
          </table:table-cell>
          <table:table-cell office:value-type="float" office:value="0.20243" calcext:value-type="float">
            <text:p>0.20243</text:p>
          </table:table-cell>
          <table:table-cell office:value-type="float" office:value="0.192611" calcext:value-type="float">
            <text:p>0.192611</text:p>
          </table:table-cell>
          <table:table-cell office:value-type="float" office:value="0.197681" calcext:value-type="float">
            <text:p>0.197681</text:p>
          </table:table-cell>
          <table:table-cell table:number-columns-repeated="2"/>
          <table:table-cell office:value-type="float" office:value="0.202009" calcext:value-type="float">
            <text:p>0.202009</text:p>
          </table:table-cell>
          <table:table-cell office:value-type="float" office:value="0.202793" calcext:value-type="float">
            <text:p>0.202793</text:p>
          </table:table-cell>
          <table:table-cell office:value-type="float" office:value="0.193523" calcext:value-type="float">
            <text:p>0.193523</text:p>
          </table:table-cell>
          <table:table-cell office:value-type="float" office:value="0.199155" calcext:value-type="float">
            <text:p>0.199155</text:p>
          </table:table-cell>
          <table:table-cell table:number-columns-repeated="2"/>
          <table:table-cell office:value-type="float" office:value="0.20191" calcext:value-type="float">
            <text:p>0.20191</text:p>
          </table:table-cell>
          <table:table-cell office:value-type="float" office:value="0.202715" calcext:value-type="float">
            <text:p>0.202715</text:p>
          </table:table-cell>
          <table:table-cell office:value-type="float" office:value="0.192957" calcext:value-type="float">
            <text:p>0.192957</text:p>
          </table:table-cell>
          <table:table-cell office:value-type="float" office:value="0.198735" calcext:value-type="float">
            <text:p>0.198735</text:p>
          </table:table-cell>
          <table:table-cell table:number-columns-repeated="2"/>
          <table:table-cell office:value-type="float" office:value="0.20187" calcext:value-type="float">
            <text:p>0.20187</text:p>
          </table:table-cell>
          <table:table-cell office:value-type="float" office:value="0.202608" calcext:value-type="float">
            <text:p>0.202608</text:p>
          </table:table-cell>
          <table:table-cell office:value-type="float" office:value="0.192709" calcext:value-type="float">
            <text:p>0.192709</text:p>
          </table:table-cell>
          <table:table-cell office:value-type="float" office:value="0.198007" calcext:value-type="float">
            <text:p>0.198007</text:p>
          </table:table-cell>
          <table:table-cell table:number-columns-repeated="2"/>
          <table:table-cell office:value-type="float" office:value="0.201872" calcext:value-type="float">
            <text:p>0.201872</text:p>
          </table:table-cell>
          <table:table-cell office:value-type="float" office:value="0.202619" calcext:value-type="float">
            <text:p>0.202619</text:p>
          </table:table-cell>
          <table:table-cell office:value-type="float" office:value="0.192766" calcext:value-type="float">
            <text:p>0.192766</text:p>
          </table:table-cell>
          <table:table-cell office:value-type="float" office:value="0.198435" calcext:value-type="float">
            <text:p>0.198435</text:p>
          </table:table-cell>
          <table:table-cell table:number-columns-repeated="2"/>
          <table:table-cell office:value-type="float" office:value="0.201746" calcext:value-type="float">
            <text:p>0.201746</text:p>
          </table:table-cell>
          <table:table-cell office:value-type="float" office:value="0.202646" calcext:value-type="float">
            <text:p>0.202646</text:p>
          </table:table-cell>
          <table:table-cell office:value-type="float" office:value="0.192691" calcext:value-type="float">
            <text:p>0.192691</text:p>
          </table:table-cell>
          <table:table-cell office:value-type="float" office:value="0.199493" calcext:value-type="float">
            <text:p>0.199493</text:p>
          </table:table-cell>
        </table:table-row>
        <table:table-row table:style-name="ro1">
          <table:table-cell/>
          <table:table-cell office:value-type="float" office:value="0.202172" calcext:value-type="float">
            <text:p>0.202172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191919" calcext:value-type="float">
            <text:p>0.191919</text:p>
          </table:table-cell>
          <table:table-cell office:value-type="float" office:value="0.198233" calcext:value-type="float">
            <text:p>0.198233</text:p>
          </table:table-cell>
          <table:table-cell table:number-columns-repeated="3"/>
          <table:table-cell office:value-type="float" office:value="0.22078" calcext:value-type="float">
            <text:p>0.22078</text:p>
          </table:table-cell>
          <table:table-cell office:value-type="float" office:value="0.221234" calcext:value-type="float">
            <text:p>0.221234</text:p>
          </table:table-cell>
          <table:table-cell office:value-type="float" office:value="0.210922" calcext:value-type="float">
            <text:p>0.210922</text:p>
          </table:table-cell>
          <table:table-cell office:value-type="float" office:value="0.216156" calcext:value-type="float">
            <text:p>0.216156</text:p>
          </table:table-cell>
          <table:table-cell/>
          <table:table-cell office:value-type="float" office:value="0.221432" calcext:value-type="float">
            <text:p>0.221432</text:p>
          </table:table-cell>
          <table:table-cell office:value-type="float" office:value="0.221392" calcext:value-type="float">
            <text:p>0.221392</text:p>
          </table:table-cell>
          <table:table-cell office:value-type="float" office:value="0.211757" calcext:value-type="float">
            <text:p>0.211757</text:p>
          </table:table-cell>
          <table:table-cell office:value-type="float" office:value="0.215787" calcext:value-type="float">
            <text:p>0.215787</text:p>
          </table:table-cell>
          <table:table-cell table:number-columns-repeated="2"/>
          <table:table-cell office:value-type="float" office:value="0.220761" calcext:value-type="float">
            <text:p>0.220761</text:p>
          </table:table-cell>
          <table:table-cell office:value-type="float" office:value="0.22173" calcext:value-type="float">
            <text:p>0.22173</text:p>
          </table:table-cell>
          <table:table-cell office:value-type="float" office:value="0.212111" calcext:value-type="float">
            <text:p>0.212111</text:p>
          </table:table-cell>
          <table:table-cell office:value-type="float" office:value="0.213276" calcext:value-type="float">
            <text:p>0.213276</text:p>
          </table:table-cell>
          <table:table-cell table:number-columns-repeated="2"/>
          <table:table-cell office:value-type="float" office:value="0.220511" calcext:value-type="float">
            <text:p>0.220511</text:p>
          </table:table-cell>
          <table:table-cell office:value-type="float" office:value="0.221969" calcext:value-type="float">
            <text:p>0.221969</text:p>
          </table:table-cell>
          <table:table-cell office:value-type="float" office:value="0.21159" calcext:value-type="float">
            <text:p>0.21159</text:p>
          </table:table-cell>
          <table:table-cell office:value-type="float" office:value="0.216098" calcext:value-type="float">
            <text:p>0.216098</text:p>
          </table:table-cell>
          <table:table-cell table:number-columns-repeated="2"/>
          <table:table-cell office:value-type="float" office:value="0.220733" calcext:value-type="float">
            <text:p>0.220733</text:p>
          </table:table-cell>
          <table:table-cell office:value-type="float" office:value="0.221353" calcext:value-type="float">
            <text:p>0.221353</text:p>
          </table:table-cell>
          <table:table-cell office:value-type="float" office:value="0.211999" calcext:value-type="float">
            <text:p>0.211999</text:p>
          </table:table-cell>
          <table:table-cell office:value-type="float" office:value="0.216133" calcext:value-type="float">
            <text:p>0.216133</text:p>
          </table:table-cell>
          <table:table-cell table:number-columns-repeated="2"/>
          <table:table-cell office:value-type="float" office:value="0.220614" calcext:value-type="float">
            <text:p>0.220614</text:p>
          </table:table-cell>
          <table:table-cell office:value-type="float" office:value="0.220996" calcext:value-type="float">
            <text:p>0.220996</text:p>
          </table:table-cell>
          <table:table-cell office:value-type="float" office:value="0.211979" calcext:value-type="float">
            <text:p>0.211979</text:p>
          </table:table-cell>
          <table:table-cell office:value-type="float" office:value="0.216038" calcext:value-type="float">
            <text:p>0.216038</text:p>
          </table:table-cell>
          <table:table-cell table:number-columns-repeated="2"/>
          <table:table-cell office:value-type="float" office:value="0.220716" calcext:value-type="float">
            <text:p>0.220716</text:p>
          </table:table-cell>
          <table:table-cell office:value-type="float" office:value="0.221433" calcext:value-type="float">
            <text:p>0.221433</text:p>
          </table:table-cell>
          <table:table-cell office:value-type="float" office:value="0.212561" calcext:value-type="float">
            <text:p>0.212561</text:p>
          </table:table-cell>
          <table:table-cell office:value-type="float" office:value="0.216136" calcext:value-type="float">
            <text:p>0.216136</text:p>
          </table:table-cell>
          <table:table-cell table:number-columns-repeated="2"/>
          <table:table-cell office:value-type="float" office:value="0.220757" calcext:value-type="float">
            <text:p>0.220757</text:p>
          </table:table-cell>
          <table:table-cell office:value-type="float" office:value="0.221266" calcext:value-type="float">
            <text:p>0.221266</text:p>
          </table:table-cell>
          <table:table-cell office:value-type="float" office:value="0.211717" calcext:value-type="float">
            <text:p>0.211717</text:p>
          </table:table-cell>
          <table:table-cell office:value-type="float" office:value="0.216131" calcext:value-type="float">
            <text:p>0.216131</text:p>
          </table:table-cell>
        </table:table-row>
        <table:table-row table:style-name="ro1">
          <table:table-cell/>
          <table:table-cell office:value-type="float" office:value="0.220874" calcext:value-type="float">
            <text:p>0.220874</text:p>
          </table:table-cell>
          <table:table-cell office:value-type="float" office:value="0.221089" calcext:value-type="float">
            <text:p>0.221089</text:p>
          </table:table-cell>
          <table:table-cell office:value-type="float" office:value="0.211078" calcext:value-type="float">
            <text:p>0.211078</text:p>
          </table:table-cell>
          <table:table-cell office:value-type="float" office:value="0.216171" calcext:value-type="float">
            <text:p>0.216171</text:p>
          </table:table-cell>
          <table:table-cell table:number-columns-repeated="3"/>
          <table:table-cell office:value-type="float" office:value="0.239546" calcext:value-type="float">
            <text:p>0.239546</text:p>
          </table:table-cell>
          <table:table-cell office:value-type="float" office:value="0.240299" calcext:value-type="float">
            <text:p>0.240299</text:p>
          </table:table-cell>
          <table:table-cell office:value-type="float" office:value="0.230652" calcext:value-type="float">
            <text:p>0.230652</text:p>
          </table:table-cell>
          <table:table-cell office:value-type="float" office:value="0.239625" calcext:value-type="float">
            <text:p>0.239625</text:p>
          </table:table-cell>
          <table:table-cell/>
          <table:table-cell office:value-type="float" office:value="0.2395" calcext:value-type="float">
            <text:p>0.2395</text:p>
          </table:table-cell>
          <table:table-cell office:value-type="float" office:value="0.240397" calcext:value-type="float">
            <text:p>0.240397</text:p>
          </table:table-cell>
          <table:table-cell office:value-type="float" office:value="0.231116" calcext:value-type="float">
            <text:p>0.231116</text:p>
          </table:table-cell>
          <table:table-cell office:value-type="float" office:value="0.239668" calcext:value-type="float">
            <text:p>0.239668</text:p>
          </table:table-cell>
          <table:table-cell table:number-columns-repeated="2"/>
          <table:table-cell office:value-type="float" office:value="0.239789" calcext:value-type="float">
            <text:p>0.239789</text:p>
          </table:table-cell>
          <table:table-cell office:value-type="float" office:value="0.240688" calcext:value-type="float">
            <text:p>0.240688</text:p>
          </table:table-cell>
          <table:table-cell office:value-type="float" office:value="0.231114" calcext:value-type="float">
            <text:p>0.231114</text:p>
          </table:table-cell>
          <table:table-cell office:value-type="float" office:value="0.239886" calcext:value-type="float">
            <text:p>0.239886</text:p>
          </table:table-cell>
          <table:table-cell table:number-columns-repeated="2"/>
          <table:table-cell office:value-type="float" office:value="0.239404" calcext:value-type="float">
            <text:p>0.239404</text:p>
          </table:table-cell>
          <table:table-cell office:value-type="float" office:value="0.240801" calcext:value-type="float">
            <text:p>0.240801</text:p>
          </table:table-cell>
          <table:table-cell office:value-type="float" office:value="0.231104" calcext:value-type="float">
            <text:p>0.231104</text:p>
          </table:table-cell>
          <table:table-cell office:value-type="float" office:value="0.23998" calcext:value-type="float">
            <text:p>0.23998</text:p>
          </table:table-cell>
          <table:table-cell table:number-columns-repeated="2"/>
          <table:table-cell office:value-type="float" office:value="0.239584" calcext:value-type="float">
            <text:p>0.239584</text:p>
          </table:table-cell>
          <table:table-cell office:value-type="float" office:value="0.240715" calcext:value-type="float">
            <text:p>0.240715</text:p>
          </table:table-cell>
          <table:table-cell office:value-type="float" office:value="0.231799" calcext:value-type="float">
            <text:p>0.231799</text:p>
          </table:table-cell>
          <table:table-cell office:value-type="float" office:value="0.240025" calcext:value-type="float">
            <text:p>0.240025</text:p>
          </table:table-cell>
          <table:table-cell table:number-columns-repeated="2"/>
          <table:table-cell office:value-type="float" office:value="0.239701" calcext:value-type="float">
            <text:p>0.239701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0.239105" calcext:value-type="float">
            <text:p>0.239105</text:p>
          </table:table-cell>
          <table:table-cell table:number-columns-repeated="2"/>
          <table:table-cell office:value-type="float" office:value="0.239911" calcext:value-type="float">
            <text:p>0.239911</text:p>
          </table:table-cell>
          <table:table-cell office:value-type="float" office:value="0.241529" calcext:value-type="float">
            <text:p>0.241529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0.239764" calcext:value-type="float">
            <text:p>0.239764</text:p>
          </table:table-cell>
          <table:table-cell table:number-columns-repeated="2"/>
          <table:table-cell office:value-type="float" office:value="0.240315" calcext:value-type="float">
            <text:p>0.240315</text:p>
          </table:table-cell>
          <table:table-cell office:value-type="float" office:value="0.240441" calcext:value-type="float">
            <text:p>0.240441</text:p>
          </table:table-cell>
          <table:table-cell office:value-type="float" office:value="0.231167" calcext:value-type="float">
            <text:p>0.231167</text:p>
          </table:table-cell>
          <table:table-cell office:value-type="float" office:value="0.239532" calcext:value-type="float">
            <text:p>0.239532</text:p>
          </table:table-cell>
        </table:table-row>
        <table:table-row table:style-name="ro1">
          <table:table-cell/>
          <table:table-cell office:value-type="float" office:value="0.239655" calcext:value-type="float">
            <text:p>0.239655</text:p>
          </table:table-cell>
          <table:table-cell office:value-type="float" office:value="0.240331" calcext:value-type="float">
            <text:p>0.240331</text:p>
          </table:table-cell>
          <table:table-cell office:value-type="float" office:value="0.230483" calcext:value-type="float">
            <text:p>0.230483</text:p>
          </table:table-cell>
          <table:table-cell office:value-type="float" office:value="0.239827" calcext:value-type="float">
            <text:p>0.239827</text:p>
          </table:table-cell>
          <table:table-cell table:number-columns-repeated="3"/>
          <table:table-cell office:value-type="float" office:value="0.258844" calcext:value-type="float">
            <text:p>0.258844</text:p>
          </table:table-cell>
          <table:table-cell office:value-type="float" office:value="0.261457" calcext:value-type="float">
            <text:p>0.261457</text:p>
          </table:table-cell>
          <table:table-cell office:value-type="float" office:value="0.251593" calcext:value-type="float">
            <text:p>0.251593</text:p>
          </table:table-cell>
          <table:table-cell office:value-type="float" office:value="0.257714" calcext:value-type="float">
            <text:p>0.257714</text:p>
          </table:table-cell>
          <table:table-cell/>
          <table:table-cell office:value-type="float" office:value="0.259023" calcext:value-type="float">
            <text:p>0.259023</text:p>
          </table:table-cell>
          <table:table-cell office:value-type="float" office:value="0.261865" calcext:value-type="float">
            <text:p>0.261865</text:p>
          </table:table-cell>
          <table:table-cell office:value-type="float" office:value="0.25189" calcext:value-type="float">
            <text:p>0.25189</text:p>
          </table:table-cell>
          <table:table-cell office:value-type="float" office:value="0.258196" calcext:value-type="float">
            <text:p>0.258196</text:p>
          </table:table-cell>
          <table:table-cell table:number-columns-repeated="2"/>
          <table:table-cell office:value-type="float" office:value="0.258959" calcext:value-type="float">
            <text:p>0.258959</text:p>
          </table:table-cell>
          <table:table-cell office:value-type="float" office:value="0.261657" calcext:value-type="float">
            <text:p>0.261657</text:p>
          </table:table-cell>
          <table:table-cell office:value-type="float" office:value="0.251993" calcext:value-type="float">
            <text:p>0.251993</text:p>
          </table:table-cell>
          <table:table-cell office:value-type="float" office:value="0.261458" calcext:value-type="float">
            <text:p>0.261458</text:p>
          </table:table-cell>
          <table:table-cell table:number-columns-repeated="2"/>
          <table:table-cell office:value-type="float" office:value="0.258838" calcext:value-type="float">
            <text:p>0.258838</text:p>
          </table:table-cell>
          <table:table-cell office:value-type="float" office:value="0.261863" calcext:value-type="float">
            <text:p>0.261863</text:p>
          </table:table-cell>
          <table:table-cell office:value-type="float" office:value="0.252262" calcext:value-type="float">
            <text:p>0.252262</text:p>
          </table:table-cell>
          <table:table-cell office:value-type="float" office:value="0.259981" calcext:value-type="float">
            <text:p>0.259981</text:p>
          </table:table-cell>
          <table:table-cell table:number-columns-repeated="2"/>
          <table:table-cell office:value-type="float" office:value="0.258812" calcext:value-type="float">
            <text:p>0.258812</text:p>
          </table:table-cell>
          <table:table-cell office:value-type="float" office:value="0.261693" calcext:value-type="float">
            <text:p>0.261693</text:p>
          </table:table-cell>
          <table:table-cell office:value-type="float" office:value="0.252208" calcext:value-type="float">
            <text:p>0.252208</text:p>
          </table:table-cell>
          <table:table-cell office:value-type="float" office:value="0.259697" calcext:value-type="float">
            <text:p>0.259697</text:p>
          </table:table-cell>
          <table:table-cell table:number-columns-repeated="2"/>
          <table:table-cell office:value-type="float" office:value="0.259222" calcext:value-type="float">
            <text:p>0.259222</text:p>
          </table:table-cell>
          <table:table-cell office:value-type="float" office:value="0.262082" calcext:value-type="float">
            <text:p>0.262082</text:p>
          </table:table-cell>
          <table:table-cell office:value-type="float" office:value="0.253266" calcext:value-type="float">
            <text:p>0.253266</text:p>
          </table:table-cell>
          <table:table-cell office:value-type="float" office:value="0.257987" calcext:value-type="float">
            <text:p>0.257987</text:p>
          </table:table-cell>
          <table:table-cell table:number-columns-repeated="2"/>
          <table:table-cell office:value-type="float" office:value="0.259058" calcext:value-type="float">
            <text:p>0.259058</text:p>
          </table:table-cell>
          <table:table-cell office:value-type="float" office:value="0.261559" calcext:value-type="float">
            <text:p>0.261559</text:p>
          </table:table-cell>
          <table:table-cell office:value-type="float" office:value="0.252384" calcext:value-type="float">
            <text:p>0.252384</text:p>
          </table:table-cell>
          <table:table-cell office:value-type="float" office:value="0.258717" calcext:value-type="float">
            <text:p>0.258717</text:p>
          </table:table-cell>
          <table:table-cell table:number-columns-repeated="2"/>
          <table:table-cell office:value-type="float" office:value="0.258757" calcext:value-type="float">
            <text:p>0.258757</text:p>
          </table:table-cell>
          <table:table-cell office:value-type="float" office:value="0.263096" calcext:value-type="float">
            <text:p>0.263096</text:p>
          </table:table-cell>
          <table:table-cell office:value-type="float" office:value="0.253724" calcext:value-type="float">
            <text:p>0.253724</text:p>
          </table:table-cell>
          <table:table-cell office:value-type="float" office:value="0.257931" calcext:value-type="float">
            <text:p>0.257931</text:p>
          </table:table-cell>
        </table:table-row>
        <table:table-row table:style-name="ro1">
          <table:table-cell/>
          <table:table-cell office:value-type="float" office:value="0.25883" calcext:value-type="float">
            <text:p>0.25883</text:p>
          </table:table-cell>
          <table:table-cell office:value-type="float" office:value="0.263246" calcext:value-type="float">
            <text:p>0.263246</text:p>
          </table:table-cell>
          <table:table-cell office:value-type="float" office:value="0.253173" calcext:value-type="float">
            <text:p>0.253173</text:p>
          </table:table-cell>
          <table:table-cell office:value-type="float" office:value="0.258001" calcext:value-type="float">
            <text:p>0.258001</text:p>
          </table:table-cell>
          <table:table-cell table:number-columns-repeated="3"/>
          <table:table-cell office:value-type="float" office:value="0.279945" calcext:value-type="float">
            <text:p>0.279945</text:p>
          </table:table-cell>
          <table:table-cell office:value-type="float" office:value="0.285489" calcext:value-type="float">
            <text:p>0.285489</text:p>
          </table:table-cell>
          <table:table-cell office:value-type="float" office:value="0.275395" calcext:value-type="float">
            <text:p>0.275395</text:p>
          </table:table-cell>
          <table:table-cell office:value-type="float" office:value="0.277174" calcext:value-type="float">
            <text:p>0.277174</text:p>
          </table:table-cell>
          <table:table-cell/>
          <table:table-cell office:value-type="float" office:value="0.279841" calcext:value-type="float">
            <text:p>0.279841</text:p>
          </table:table-cell>
          <table:table-cell office:value-type="float" office:value="0.285429" calcext:value-type="float">
            <text:p>0.285429</text:p>
          </table:table-cell>
          <table:table-cell office:value-type="float" office:value="0.275842" calcext:value-type="float">
            <text:p>0.275842</text:p>
          </table:table-cell>
          <table:table-cell office:value-type="float" office:value="0.27989" calcext:value-type="float">
            <text:p>0.27989</text:p>
          </table:table-cell>
          <table:table-cell table:number-columns-repeated="2"/>
          <table:table-cell office:value-type="float" office:value="0.279583" calcext:value-type="float">
            <text:p>0.279583</text:p>
          </table:table-cell>
          <table:table-cell office:value-type="float" office:value="0.284009" calcext:value-type="float">
            <text:p>0.284009</text:p>
          </table:table-cell>
          <table:table-cell office:value-type="float" office:value="0.274309" calcext:value-type="float">
            <text:p>0.274309</text:p>
          </table:table-cell>
          <table:table-cell office:value-type="float" office:value="0.27909" calcext:value-type="float">
            <text:p>0.27909</text:p>
          </table:table-cell>
          <table:table-cell table:number-columns-repeated="2"/>
          <table:table-cell office:value-type="float" office:value="0.278979" calcext:value-type="float">
            <text:p>0.278979</text:p>
          </table:table-cell>
          <table:table-cell office:value-type="float" office:value="0.283916" calcext:value-type="float">
            <text:p>0.283916</text:p>
          </table:table-cell>
          <table:table-cell office:value-type="float" office:value="0.274248" calcext:value-type="float">
            <text:p>0.274248</text:p>
          </table:table-cell>
          <table:table-cell office:value-type="float" office:value="0.278583" calcext:value-type="float">
            <text:p>0.278583</text:p>
          </table:table-cell>
          <table:table-cell table:number-columns-repeated="2"/>
          <table:table-cell office:value-type="float" office:value="0.278835" calcext:value-type="float">
            <text:p>0.278835</text:p>
          </table:table-cell>
          <table:table-cell office:value-type="float" office:value="0.283981" calcext:value-type="float">
            <text:p>0.283981</text:p>
          </table:table-cell>
          <table:table-cell office:value-type="float" office:value="0.274603" calcext:value-type="float">
            <text:p>0.274603</text:p>
          </table:table-cell>
          <table:table-cell office:value-type="float" office:value="0.277984" calcext:value-type="float">
            <text:p>0.277984</text:p>
          </table:table-cell>
          <table:table-cell table:number-columns-repeated="2"/>
          <table:table-cell office:value-type="float" office:value="0.279095" calcext:value-type="float">
            <text:p>0.279095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74331" calcext:value-type="float">
            <text:p>0.274331</text:p>
          </table:table-cell>
          <table:table-cell office:value-type="float" office:value="0.279408" calcext:value-type="float">
            <text:p>0.279408</text:p>
          </table:table-cell>
          <table:table-cell table:number-columns-repeated="2"/>
          <table:table-cell office:value-type="float" office:value="0.279084" calcext:value-type="float">
            <text:p>0.279084</text:p>
          </table:table-cell>
          <table:table-cell office:value-type="float" office:value="0.283876" calcext:value-type="float">
            <text:p>0.283876</text:p>
          </table:table-cell>
          <table:table-cell office:value-type="float" office:value="0.274303" calcext:value-type="float">
            <text:p>0.274303</text:p>
          </table:table-cell>
          <table:table-cell office:value-type="float" office:value="0.281514" calcext:value-type="float">
            <text:p>0.281514</text:p>
          </table:table-cell>
          <table:table-cell table:number-columns-repeated="2"/>
          <table:table-cell office:value-type="float" office:value="0.278922" calcext:value-type="float">
            <text:p>0.278922</text:p>
          </table:table-cell>
          <table:table-cell office:value-type="float" office:value="0.284295" calcext:value-type="float">
            <text:p>0.284295</text:p>
          </table:table-cell>
          <table:table-cell office:value-type="float" office:value="0.274263" calcext:value-type="float">
            <text:p>0.274263</text:p>
          </table:table-cell>
          <table:table-cell office:value-type="float" office:value="0.279093" calcext:value-type="float">
            <text:p>0.279093</text:p>
          </table:table-cell>
        </table:table-row>
        <table:table-row table:style-name="ro1">
          <table:table-cell/>
          <table:table-cell office:value-type="float" office:value="0.279231" calcext:value-type="float">
            <text:p>0.279231</text:p>
          </table:table-cell>
          <table:table-cell office:value-type="float" office:value="0.283572" calcext:value-type="float">
            <text:p>0.283572</text:p>
          </table:table-cell>
          <table:table-cell office:value-type="float" office:value="0.274489" calcext:value-type="float">
            <text:p>0.274489</text:p>
          </table:table-cell>
          <table:table-cell office:value-type="float" office:value="0.277454" calcext:value-type="float">
            <text:p>0.277454</text:p>
          </table:table-cell>
          <table:table-cell table:number-columns-repeated="3"/>
          <table:table-cell office:value-type="float" office:value="0.303056" calcext:value-type="float">
            <text:p>0.303056</text:p>
          </table:table-cell>
          <table:table-cell office:value-type="float" office:value="0.307478" calcext:value-type="float">
            <text:p>0.307478</text:p>
          </table:table-cell>
          <table:table-cell office:value-type="float" office:value="0.297641" calcext:value-type="float">
            <text:p>0.297641</text:p>
          </table:table-cell>
          <table:table-cell office:value-type="float" office:value="0.300724" calcext:value-type="float">
            <text:p>0.300724</text:p>
          </table:table-cell>
          <table:table-cell/>
          <table:table-cell office:value-type="float" office:value="0.303125" calcext:value-type="float">
            <text:p>0.303125</text:p>
          </table:table-cell>
          <table:table-cell office:value-type="float" office:value="0.307758" calcext:value-type="float">
            <text:p>0.307758</text:p>
          </table:table-cell>
          <table:table-cell office:value-type="float" office:value="0.297845" calcext:value-type="float">
            <text:p>0.297845</text:p>
          </table:table-cell>
          <table:table-cell office:value-type="float" office:value="0.301757" calcext:value-type="float">
            <text:p>0.301757</text:p>
          </table:table-cell>
          <table:table-cell table:number-columns-repeated="2"/>
          <table:table-cell office:value-type="float" office:value="0.302628" calcext:value-type="float">
            <text:p>0.302628</text:p>
          </table:table-cell>
          <table:table-cell office:value-type="float" office:value="0.308354" calcext:value-type="float">
            <text:p>0.308354</text:p>
          </table:table-cell>
          <table:table-cell office:value-type="float" office:value="0.298679" calcext:value-type="float">
            <text:p>0.298679</text:p>
          </table:table-cell>
          <table:table-cell office:value-type="float" office:value="0.300356" calcext:value-type="float">
            <text:p>0.300356</text:p>
          </table:table-cell>
          <table:table-cell table:number-columns-repeated="2"/>
          <table:table-cell office:value-type="float" office:value="0.301757" calcext:value-type="float">
            <text:p>0.301757</text:p>
          </table:table-cell>
          <table:table-cell office:value-type="float" office:value="0.30821" calcext:value-type="float">
            <text:p>0.30821</text:p>
          </table:table-cell>
          <table:table-cell office:value-type="float" office:value="0.298824" calcext:value-type="float">
            <text:p>0.298824</text:p>
          </table:table-cell>
          <table:table-cell office:value-type="float" office:value="0.301166" calcext:value-type="float">
            <text:p>0.301166</text:p>
          </table:table-cell>
          <table:table-cell table:number-columns-repeated="2"/>
          <table:table-cell office:value-type="float" office:value="0.300449" calcext:value-type="float">
            <text:p>0.300449</text:p>
          </table:table-cell>
          <table:table-cell office:value-type="float" office:value="0.308406" calcext:value-type="float">
            <text:p>0.308406</text:p>
          </table:table-cell>
          <table:table-cell office:value-type="float" office:value="0.298653" calcext:value-type="float">
            <text:p>0.298653</text:p>
          </table:table-cell>
          <table:table-cell office:value-type="float" office:value="0.299978" calcext:value-type="float">
            <text:p>0.299978</text:p>
          </table:table-cell>
          <table:table-cell table:number-columns-repeated="2"/>
          <table:table-cell office:value-type="float" office:value="0.300704" calcext:value-type="float">
            <text:p>0.300704</text:p>
          </table:table-cell>
          <table:table-cell office:value-type="float" office:value="0.306837" calcext:value-type="float">
            <text:p>0.306837</text:p>
          </table:table-cell>
          <table:table-cell office:value-type="float" office:value="0.297451" calcext:value-type="float">
            <text:p>0.297451</text:p>
          </table:table-cell>
          <table:table-cell office:value-type="float" office:value="0.300761" calcext:value-type="float">
            <text:p>0.300761</text:p>
          </table:table-cell>
          <table:table-cell table:number-columns-repeated="2"/>
          <table:table-cell office:value-type="float" office:value="0.300532" calcext:value-type="float">
            <text:p>0.300532</text:p>
          </table:table-cell>
          <table:table-cell office:value-type="float" office:value="0.306663" calcext:value-type="float">
            <text:p>0.306663</text:p>
          </table:table-cell>
          <table:table-cell office:value-type="float" office:value="0.297929" calcext:value-type="float">
            <text:p>0.297929</text:p>
          </table:table-cell>
          <table:table-cell office:value-type="float" office:value="0.300054" calcext:value-type="float">
            <text:p>0.300054</text:p>
          </table:table-cell>
          <table:table-cell table:number-columns-repeated="2"/>
          <table:table-cell office:value-type="float" office:value="0.30045" calcext:value-type="float">
            <text:p>0.30045</text:p>
          </table:table-cell>
          <table:table-cell office:value-type="float" office:value="0.306831" calcext:value-type="float">
            <text:p>0.306831</text:p>
          </table:table-cell>
          <table:table-cell office:value-type="float" office:value="0.297445" calcext:value-type="float">
            <text:p>0.297445</text:p>
          </table:table-cell>
          <table:table-cell office:value-type="float" office:value="0.302903" calcext:value-type="float">
            <text:p>0.302903</text:p>
          </table:table-cell>
        </table:table-row>
        <table:table-row table:style-name="ro1">
          <table:table-cell/>
          <table:table-cell office:value-type="float" office:value="0.303191" calcext:value-type="float">
            <text:p>0.303191</text:p>
          </table:table-cell>
          <table:table-cell office:value-type="float" office:value="0.307399" calcext:value-type="float">
            <text:p>0.307399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0.30368" calcext:value-type="float">
            <text:p>0.30368</text:p>
          </table:table-cell>
          <table:table-cell table:number-columns-repeated="3"/>
          <table:table-cell office:value-type="float" office:value="0.329794" calcext:value-type="float">
            <text:p>0.329794</text:p>
          </table:table-cell>
          <table:table-cell office:value-type="float" office:value="0.334033" calcext:value-type="float">
            <text:p>0.334033</text:p>
          </table:table-cell>
          <table:table-cell office:value-type="float" office:value="0.324736" calcext:value-type="float">
            <text:p>0.324736</text:p>
          </table:table-cell>
          <table:table-cell office:value-type="float" office:value="0.332518" calcext:value-type="float">
            <text:p>0.332518</text:p>
          </table:table-cell>
          <table:table-cell/>
          <table:table-cell office:value-type="float" office:value="0.329694" calcext:value-type="float">
            <text:p>0.329694</text:p>
          </table:table-cell>
          <table:table-cell office:value-type="float" office:value="0.333977" calcext:value-type="float">
            <text:p>0.333977</text:p>
          </table:table-cell>
          <table:table-cell office:value-type="float" office:value="0.324432" calcext:value-type="float">
            <text:p>0.324432</text:p>
          </table:table-cell>
          <table:table-cell office:value-type="float" office:value="0.331909" calcext:value-type="float">
            <text:p>0.331909</text:p>
          </table:table-cell>
          <table:table-cell table:number-columns-repeated="2"/>
          <table:table-cell office:value-type="float" office:value="0.329964" calcext:value-type="float">
            <text:p>0.329964</text:p>
          </table:table-cell>
          <table:table-cell office:value-type="float" office:value="0.337045" calcext:value-type="float">
            <text:p>0.337045</text:p>
          </table:table-cell>
          <table:table-cell office:value-type="float" office:value="0.327426" calcext:value-type="float">
            <text:p>0.327426</text:p>
          </table:table-cell>
          <table:table-cell office:value-type="float" office:value="0.335851" calcext:value-type="float">
            <text:p>0.335851</text:p>
          </table:table-cell>
          <table:table-cell table:number-columns-repeated="2"/>
          <table:table-cell office:value-type="float" office:value="0.327796" calcext:value-type="float">
            <text:p>0.327796</text:p>
          </table:table-cell>
          <table:table-cell office:value-type="float" office:value="0.335997" calcext:value-type="float">
            <text:p>0.335997</text:p>
          </table:table-cell>
          <table:table-cell office:value-type="float" office:value="0.326402" calcext:value-type="float">
            <text:p>0.326402</text:p>
          </table:table-cell>
          <table:table-cell office:value-type="float" office:value="0.335376" calcext:value-type="float">
            <text:p>0.335376</text:p>
          </table:table-cell>
          <table:table-cell table:number-columns-repeated="2"/>
          <table:table-cell office:value-type="float" office:value="0.325951" calcext:value-type="float">
            <text:p>0.325951</text:p>
          </table:table-cell>
          <table:table-cell office:value-type="float" office:value="0.337046" calcext:value-type="float">
            <text:p>0.337046</text:p>
          </table:table-cell>
          <table:table-cell office:value-type="float" office:value="0.327503" calcext:value-type="float">
            <text:p>0.327503</text:p>
          </table:table-cell>
          <table:table-cell office:value-type="float" office:value="0.335434" calcext:value-type="float">
            <text:p>0.335434</text:p>
          </table:table-cell>
          <table:table-cell table:number-columns-repeated="2"/>
          <table:table-cell office:value-type="float" office:value="0.325157" calcext:value-type="float">
            <text:p>0.325157</text:p>
          </table:table-cell>
          <table:table-cell office:value-type="float" office:value="0.337257" calcext:value-type="float">
            <text:p>0.337257</text:p>
          </table:table-cell>
          <table:table-cell office:value-type="float" office:value="0.327569" calcext:value-type="float">
            <text:p>0.327569</text:p>
          </table:table-cell>
          <table:table-cell office:value-type="float" office:value="0.335041" calcext:value-type="float">
            <text:p>0.335041</text:p>
          </table:table-cell>
          <table:table-cell table:number-columns-repeated="2"/>
          <table:table-cell office:value-type="float" office:value="0.325137" calcext:value-type="float">
            <text:p>0.325137</text:p>
          </table:table-cell>
          <table:table-cell office:value-type="float" office:value="0.337477" calcext:value-type="float">
            <text:p>0.337477</text:p>
          </table:table-cell>
          <table:table-cell office:value-type="float" office:value="0.327796" calcext:value-type="float">
            <text:p>0.327796</text:p>
          </table:table-cell>
          <table:table-cell office:value-type="float" office:value="0.3357" calcext:value-type="float">
            <text:p>0.3357</text:p>
          </table:table-cell>
          <table:table-cell table:number-columns-repeated="2"/>
          <table:table-cell office:value-type="float" office:value="0.324863" calcext:value-type="float">
            <text:p>0.324863</text:p>
          </table:table-cell>
          <table:table-cell office:value-type="float" office:value="0.337209" calcext:value-type="float">
            <text:p>0.337209</text:p>
          </table:table-cell>
          <table:table-cell office:value-type="float" office:value="0.327385" calcext:value-type="float">
            <text:p>0.327385</text:p>
          </table:table-cell>
          <table:table-cell office:value-type="float" office:value="0.334581" calcext:value-type="float">
            <text:p>0.334581</text:p>
          </table:table-cell>
        </table:table-row>
        <table:table-row table:style-name="ro1">
          <table:table-cell/>
          <table:table-cell office:value-type="float" office:value="0.329546" calcext:value-type="float">
            <text:p>0.329546</text:p>
          </table:table-cell>
          <table:table-cell office:value-type="float" office:value="0.333786" calcext:value-type="float">
            <text:p>0.333786</text:p>
          </table:table-cell>
          <table:table-cell office:value-type="float" office:value="0.325086" calcext:value-type="float">
            <text:p>0.325086</text:p>
          </table:table-cell>
          <table:table-cell office:value-type="float" office:value="0.330521" calcext:value-type="float">
            <text:p>0.330521</text:p>
          </table:table-cell>
          <table:table-cell table:number-columns-repeated="3"/>
          <table:table-cell office:value-type="float" office:value="0.360622" calcext:value-type="float">
            <text:p>0.360622</text:p>
          </table:table-cell>
          <table:table-cell office:value-type="float" office:value="0.366455" calcext:value-type="float">
            <text:p>0.366455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360274" calcext:value-type="float">
            <text:p>0.360274</text:p>
          </table:table-cell>
          <table:table-cell/>
          <table:table-cell office:value-type="float" office:value="0.360109" calcext:value-type="float">
            <text:p>0.360109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56539" calcext:value-type="float">
            <text:p>0.356539</text:p>
          </table:table-cell>
          <table:table-cell office:value-type="float" office:value="0.36063" calcext:value-type="float">
            <text:p>0.36063</text:p>
          </table:table-cell>
          <table:table-cell table:number-columns-repeated="2"/>
          <table:table-cell office:value-type="float" office:value="0.358447" calcext:value-type="float">
            <text:p>0.358447</text:p>
          </table:table-cell>
          <table:table-cell office:value-type="float" office:value="0.376378" calcext:value-type="float">
            <text:p>0.376378</text:p>
          </table:table-cell>
          <table:table-cell office:value-type="float" office:value="0.367743" calcext:value-type="float">
            <text:p>0.367743</text:p>
          </table:table-cell>
          <table:table-cell office:value-type="float" office:value="0.373688" calcext:value-type="float">
            <text:p>0.373688</text:p>
          </table:table-cell>
          <table:table-cell table:number-columns-repeated="2"/>
          <table:table-cell office:value-type="float" office:value="0.357471" calcext:value-type="float">
            <text:p>0.357471</text:p>
          </table:table-cell>
          <table:table-cell office:value-type="float" office:value="0.373734" calcext:value-type="float">
            <text:p>0.373734</text:p>
          </table:table-cell>
          <table:table-cell office:value-type="float" office:value="0.364311" calcext:value-type="float">
            <text:p>0.364311</text:p>
          </table:table-cell>
          <table:table-cell office:value-type="float" office:value="0.371695" calcext:value-type="float">
            <text:p>0.371695</text:p>
          </table:table-cell>
          <table:table-cell table:number-columns-repeated="2"/>
          <table:table-cell office:value-type="float" office:value="0.357541" calcext:value-type="float">
            <text:p>0.357541</text:p>
          </table:table-cell>
          <table:table-cell office:value-type="float" office:value="0.376281" calcext:value-type="float">
            <text:p>0.376281</text:p>
          </table:table-cell>
          <table:table-cell office:value-type="float" office:value="0.367535" calcext:value-type="float">
            <text:p>0.367535</text:p>
          </table:table-cell>
          <table:table-cell office:value-type="float" office:value="0.372813" calcext:value-type="float">
            <text:p>0.372813</text:p>
          </table:table-cell>
          <table:table-cell table:number-columns-repeated="2"/>
          <table:table-cell office:value-type="float" office:value="0.355961" calcext:value-type="float">
            <text:p>0.355961</text:p>
          </table:table-cell>
          <table:table-cell office:value-type="float" office:value="0.376515" calcext:value-type="float">
            <text:p>0.376515</text:p>
          </table:table-cell>
          <table:table-cell office:value-type="float" office:value="0.366901" calcext:value-type="float">
            <text:p>0.366901</text:p>
          </table:table-cell>
          <table:table-cell office:value-type="float" office:value="0.372183" calcext:value-type="float">
            <text:p>0.372183</text:p>
          </table:table-cell>
          <table:table-cell table:number-columns-repeated="2"/>
          <table:table-cell office:value-type="float" office:value="0.355487" calcext:value-type="float">
            <text:p>0.355487</text:p>
          </table:table-cell>
          <table:table-cell office:value-type="float" office:value="0.376549" calcext:value-type="float">
            <text:p>0.376549</text:p>
          </table:table-cell>
          <table:table-cell office:value-type="float" office:value="0.367306" calcext:value-type="float">
            <text:p>0.367306</text:p>
          </table:table-cell>
          <table:table-cell office:value-type="float" office:value="0.372089" calcext:value-type="float">
            <text:p>0.372089</text:p>
          </table:table-cell>
          <table:table-cell table:number-columns-repeated="2"/>
          <table:table-cell office:value-type="float" office:value="0.354895" calcext:value-type="float">
            <text:p>0.354895</text:p>
          </table:table-cell>
          <table:table-cell office:value-type="float" office:value="0.376594" calcext:value-type="float">
            <text:p>0.376594</text:p>
          </table:table-cell>
          <table:table-cell office:value-type="float" office:value="0.367799" calcext:value-type="float">
            <text:p>0.367799</text:p>
          </table:table-cell>
          <table:table-cell office:value-type="float" office:value="0.371918" calcext:value-type="float">
            <text:p>0.371918</text:p>
          </table:table-cell>
        </table:table-row>
        <table:table-row table:style-name="ro1">
          <table:table-cell/>
          <table:table-cell office:value-type="float" office:value="0.361058" calcext:value-type="float">
            <text:p>0.361058</text:p>
          </table:table-cell>
          <table:table-cell office:value-type="float" office:value="0.36768" calcext:value-type="float">
            <text:p>0.36768</text:p>
          </table:table-cell>
          <table:table-cell office:value-type="float" office:value="0.358358" calcext:value-type="float">
            <text:p>0.358358</text:p>
          </table:table-cell>
          <table:table-cell office:value-type="float" office:value="0.3605" calcext:value-type="float">
            <text:p>0.3605</text:p>
          </table:table-cell>
          <table:table-cell table:number-columns-repeated="3"/>
          <table:table-cell office:value-type="float" office:value="0.402309" calcext:value-type="float">
            <text:p>0.402309</text:p>
          </table:table-cell>
          <table:table-cell office:value-type="float" office:value="0.411707" calcext:value-type="float">
            <text:p>0.411707</text:p>
          </table:table-cell>
          <table:table-cell office:value-type="float" office:value="0.403227" calcext:value-type="float">
            <text:p>0.403227</text:p>
          </table:table-cell>
          <table:table-cell office:value-type="float" office:value="0.407885" calcext:value-type="float">
            <text:p>0.407885</text:p>
          </table:table-cell>
          <table:table-cell/>
          <table:table-cell office:value-type="float" office:value="0.398272" calcext:value-type="float">
            <text:p>0.398272</text:p>
          </table:table-cell>
          <table:table-cell office:value-type="float" office:value="0.409787" calcext:value-type="float">
            <text:p>0.409787</text:p>
          </table:table-cell>
          <table:table-cell office:value-type="float" office:value="0.402433" calcext:value-type="float">
            <text:p>0.402433</text:p>
          </table:table-cell>
          <table:table-cell office:value-type="float" office:value="0.407855" calcext:value-type="float">
            <text:p>0.407855</text:p>
          </table:table-cell>
          <table:table-cell table:number-columns-repeated="2"/>
          <table:table-cell office:value-type="float" office:value="0.399498" calcext:value-type="float">
            <text:p>0.399498</text:p>
          </table:table-cell>
          <table:table-cell office:value-type="float" office:value="0.422165" calcext:value-type="float">
            <text:p>0.422165</text:p>
          </table:table-cell>
          <table:table-cell office:value-type="float" office:value="0.416295" calcext:value-type="float">
            <text:p>0.416295</text:p>
          </table:table-cell>
          <table:table-cell office:value-type="float" office:value="0.419361" calcext:value-type="float">
            <text:p>0.419361</text:p>
          </table:table-cell>
          <table:table-cell table:number-columns-repeated="2"/>
          <table:table-cell office:value-type="float" office:value="0.398581" calcext:value-type="float">
            <text:p>0.398581</text:p>
          </table:table-cell>
          <table:table-cell office:value-type="float" office:value="0.418442" calcext:value-type="float">
            <text:p>0.418442</text:p>
          </table:table-cell>
          <table:table-cell office:value-type="float" office:value="0.411032" calcext:value-type="float">
            <text:p>0.411032</text:p>
          </table:table-cell>
          <table:table-cell office:value-type="float" office:value="0.414618" calcext:value-type="float">
            <text:p>0.414618</text:p>
          </table:table-cell>
          <table:table-cell table:number-columns-repeated="2"/>
          <table:table-cell office:value-type="float" office:value="0.395517" calcext:value-type="float">
            <text:p>0.395517</text:p>
          </table:table-cell>
          <table:table-cell office:value-type="float" office:value="0.42334" calcext:value-type="float">
            <text:p>0.42334</text:p>
          </table:table-cell>
          <table:table-cell office:value-type="float" office:value="0.414604" calcext:value-type="float">
            <text:p>0.414604</text:p>
          </table:table-cell>
          <table:table-cell office:value-type="float" office:value="0.41907" calcext:value-type="float">
            <text:p>0.41907</text:p>
          </table:table-cell>
          <table:table-cell table:number-columns-repeated="2"/>
          <table:table-cell office:value-type="float" office:value="0.396819" calcext:value-type="float">
            <text:p>0.396819</text:p>
          </table:table-cell>
          <table:table-cell office:value-type="float" office:value="0.425202" calcext:value-type="float">
            <text:p>0.425202</text:p>
          </table:table-cell>
          <table:table-cell office:value-type="float" office:value="0.417997" calcext:value-type="float">
            <text:p>0.417997</text:p>
          </table:table-cell>
          <table:table-cell office:value-type="float" office:value="0.422234" calcext:value-type="float">
            <text:p>0.422234</text:p>
          </table:table-cell>
          <table:table-cell table:number-columns-repeated="2"/>
          <table:table-cell office:value-type="float" office:value="0.395974" calcext:value-type="float">
            <text:p>0.395974</text:p>
          </table:table-cell>
          <table:table-cell office:value-type="float" office:value="0.426011" calcext:value-type="float">
            <text:p>0.426011</text:p>
          </table:table-cell>
          <table:table-cell office:value-type="float" office:value="0.415062" calcext:value-type="float">
            <text:p>0.415062</text:p>
          </table:table-cell>
          <table:table-cell office:value-type="float" office:value="0.422478" calcext:value-type="float">
            <text:p>0.422478</text:p>
          </table:table-cell>
          <table:table-cell table:number-columns-repeated="2"/>
          <table:table-cell office:value-type="float" office:value="0.395239" calcext:value-type="float">
            <text:p>0.395239</text:p>
          </table:table-cell>
          <table:table-cell office:value-type="float" office:value="0.427859" calcext:value-type="float">
            <text:p>0.427859</text:p>
          </table:table-cell>
          <table:table-cell office:value-type="float" office:value="0.413782" calcext:value-type="float">
            <text:p>0.413782</text:p>
          </table:table-cell>
          <table:table-cell office:value-type="float" office:value="0.42079" calcext:value-type="float">
            <text:p>0.42079</text:p>
          </table:table-cell>
        </table:table-row>
        <table:table-row table:style-name="ro1">
          <table:table-cell/>
          <table:table-cell office:value-type="float" office:value="0.401111" calcext:value-type="float">
            <text:p>0.401111</text:p>
          </table:table-cell>
          <table:table-cell office:value-type="float" office:value="0.414506" calcext:value-type="float">
            <text:p>0.414506</text:p>
          </table:table-cell>
          <table:table-cell office:value-type="float" office:value="0.40194" calcext:value-type="float">
            <text:p>0.40194</text:p>
          </table:table-cell>
          <table:table-cell office:value-type="float" office:value="0.407909" calcext:value-type="float">
            <text:p>0.407909</text:p>
          </table:table-cell>
          <table:table-cell table:number-columns-repeated="3"/>
          <table:table-cell office:value-type="float" office:value="0.461101" calcext:value-type="float">
            <text:p>0.461101</text:p>
          </table:table-cell>
          <table:table-cell office:value-type="float" office:value="0.483507" calcext:value-type="float">
            <text:p>0.483507</text:p>
          </table:table-cell>
          <table:table-cell office:value-type="float" office:value="0.468672" calcext:value-type="float">
            <text:p>0.468672</text:p>
          </table:table-cell>
          <table:table-cell office:value-type="float" office:value="0.475819" calcext:value-type="float">
            <text:p>0.475819</text:p>
          </table:table-cell>
          <table:table-cell/>
          <table:table-cell office:value-type="float" office:value="0.456854" calcext:value-type="float">
            <text:p>0.456854</text:p>
          </table:table-cell>
          <table:table-cell office:value-type="float" office:value="0.475965" calcext:value-type="float">
            <text:p>0.475965</text:p>
          </table:table-cell>
          <table:table-cell office:value-type="float" office:value="0.466514" calcext:value-type="float">
            <text:p>0.466514</text:p>
          </table:table-cell>
          <table:table-cell office:value-type="float" office:value="0.468908" calcext:value-type="float">
            <text:p>0.468908</text:p>
          </table:table-cell>
          <table:table-cell table:number-columns-repeated="2"/>
          <table:table-cell office:value-type="float" office:value="0.465234" calcext:value-type="float">
            <text:p>0.465234</text:p>
          </table:table-cell>
          <table:table-cell office:value-type="float" office:value="0.476729" calcext:value-type="float">
            <text:p>0.476729</text:p>
          </table:table-cell>
          <table:table-cell office:value-type="float" office:value="0.469686" calcext:value-type="float">
            <text:p>0.469686</text:p>
          </table:table-cell>
          <table:table-cell office:value-type="float" office:value="0.476317" calcext:value-type="float">
            <text:p>0.476317</text:p>
          </table:table-cell>
          <table:table-cell table:number-columns-repeated="2"/>
          <table:table-cell office:value-type="float" office:value="0.461537" calcext:value-type="float">
            <text:p>0.461537</text:p>
          </table:table-cell>
          <table:table-cell office:value-type="float" office:value="0.478535" calcext:value-type="float">
            <text:p>0.478535</text:p>
          </table:table-cell>
          <table:table-cell office:value-type="float" office:value="0.471378" calcext:value-type="float">
            <text:p>0.471378</text:p>
          </table:table-cell>
          <table:table-cell office:value-type="float" office:value="0.477643" calcext:value-type="float">
            <text:p>0.477643</text:p>
          </table:table-cell>
          <table:table-cell table:number-columns-repeated="2"/>
          <table:table-cell office:value-type="float" office:value="0.460295" calcext:value-type="float">
            <text:p>0.460295</text:p>
          </table:table-cell>
          <table:table-cell office:value-type="float" office:value="0.476092" calcext:value-type="float">
            <text:p>0.476092</text:p>
          </table:table-cell>
          <table:table-cell office:value-type="float" office:value="0.470808" calcext:value-type="float">
            <text:p>0.470808</text:p>
          </table:table-cell>
          <table:table-cell office:value-type="float" office:value="0.476304" calcext:value-type="float">
            <text:p>0.476304</text:p>
          </table:table-cell>
          <table:table-cell table:number-columns-repeated="2"/>
          <table:table-cell office:value-type="float" office:value="0.461722" calcext:value-type="float">
            <text:p>0.461722</text:p>
          </table:table-cell>
          <table:table-cell office:value-type="float" office:value="0.478267" calcext:value-type="float">
            <text:p>0.478267</text:p>
          </table:table-cell>
          <table:table-cell office:value-type="float" office:value="0.470697" calcext:value-type="float">
            <text:p>0.470697</text:p>
          </table:table-cell>
          <table:table-cell office:value-type="float" office:value="0.479893" calcext:value-type="float">
            <text:p>0.479893</text:p>
          </table:table-cell>
          <table:table-cell table:number-columns-repeated="2"/>
          <table:table-cell office:value-type="float" office:value="0.461904" calcext:value-type="float">
            <text:p>0.461904</text:p>
          </table:table-cell>
          <table:table-cell office:value-type="float" office:value="0.478314" calcext:value-type="float">
            <text:p>0.478314</text:p>
          </table:table-cell>
          <table:table-cell office:value-type="float" office:value="0.471827" calcext:value-type="float">
            <text:p>0.471827</text:p>
          </table:table-cell>
          <table:table-cell office:value-type="float" office:value="0.478937" calcext:value-type="float">
            <text:p>0.478937</text:p>
          </table:table-cell>
          <table:table-cell table:number-columns-repeated="2"/>
          <table:table-cell office:value-type="float" office:value="0.459902" calcext:value-type="float">
            <text:p>0.45990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470084" calcext:value-type="float">
            <text:p>0.470084</text:p>
          </table:table-cell>
          <table:table-cell office:value-type="float" office:value="0.479892" calcext:value-type="float">
            <text:p>0.479892</text:p>
          </table:table-cell>
        </table:table-row>
        <table:table-row table:style-name="ro1">
          <table:table-cell/>
          <table:table-cell office:value-type="float" office:value="0.462784" calcext:value-type="float">
            <text:p>0.462784</text:p>
          </table:table-cell>
          <table:table-cell office:value-type="float" office:value="0.482976" calcext:value-type="float">
            <text:p>0.482976</text:p>
          </table:table-cell>
          <table:table-cell office:value-type="float" office:value="0.468832" calcext:value-type="float">
            <text:p>0.468832</text:p>
          </table:table-cell>
          <table:table-cell office:value-type="float" office:value="0.476649" calcext:value-type="float">
            <text:p>0.476649</text:p>
          </table:table-cell>
          <table:table-cell table:number-columns-repeated="3"/>
          <table:table-cell office:value-type="float" office:value="0.562603" calcext:value-type="float">
            <text:p>0.562603</text:p>
          </table:table-cell>
          <table:table-cell office:value-type="float" office:value="0.597605" calcext:value-type="float">
            <text:p>0.597605</text:p>
          </table:table-cell>
          <table:table-cell office:value-type="float" office:value="0.577238" calcext:value-type="float">
            <text:p>0.577238</text:p>
          </table:table-cell>
          <table:table-cell office:value-type="float" office:value="0.585553" calcext:value-type="float">
            <text:p>0.585553</text:p>
          </table:table-cell>
          <table:table-cell/>
          <table:table-cell office:value-type="float" office:value="0.559763" calcext:value-type="float">
            <text:p>0.559763</text:p>
          </table:table-cell>
          <table:table-cell office:value-type="float" office:value="0.589553" calcext:value-type="float">
            <text:p>0.589553</text:p>
          </table:table-cell>
          <table:table-cell office:value-type="float" office:value="0.573042" calcext:value-type="float">
            <text:p>0.573042</text:p>
          </table:table-cell>
          <table:table-cell office:value-type="float" office:value="0.58324" calcext:value-type="float">
            <text:p>0.58324</text:p>
          </table:table-cell>
          <table:table-cell table:number-columns-repeated="2"/>
          <table:table-cell office:value-type="float" office:value="0.574755" calcext:value-type="float">
            <text:p>0.574755</text:p>
          </table:table-cell>
          <table:table-cell office:value-type="float" office:value="0.594148" calcext:value-type="float">
            <text:p>0.594148</text:p>
          </table:table-cell>
          <table:table-cell office:value-type="float" office:value="0.577378" calcext:value-type="float">
            <text:p>0.577378</text:p>
          </table:table-cell>
          <table:table-cell office:value-type="float" office:value="0.585083" calcext:value-type="float">
            <text:p>0.585083</text:p>
          </table:table-cell>
          <table:table-cell table:number-columns-repeated="2"/>
          <table:table-cell office:value-type="float" office:value="0.568255" calcext:value-type="float">
            <text:p>0.568255</text:p>
          </table:table-cell>
          <table:table-cell office:value-type="float" office:value="0.594729" calcext:value-type="float">
            <text:p>0.594729</text:p>
          </table:table-cell>
          <table:table-cell office:value-type="float" office:value="0.57991" calcext:value-type="float">
            <text:p>0.57991</text:p>
          </table:table-cell>
          <table:table-cell office:value-type="float" office:value="0.58499" calcext:value-type="float">
            <text:p>0.58499</text:p>
          </table:table-cell>
          <table:table-cell table:number-columns-repeated="2"/>
          <table:table-cell office:value-type="float" office:value="0.570927" calcext:value-type="float">
            <text:p>0.570927</text:p>
          </table:table-cell>
          <table:table-cell office:value-type="float" office:value="0.593233" calcext:value-type="float">
            <text:p>0.593233</text:p>
          </table:table-cell>
          <table:table-cell office:value-type="float" office:value="0.57731" calcext:value-type="float">
            <text:p>0.57731</text:p>
          </table:table-cell>
          <table:table-cell office:value-type="float" office:value="0.582225" calcext:value-type="float">
            <text:p>0.582225</text:p>
          </table:table-cell>
          <table:table-cell table:number-columns-repeated="2"/>
          <table:table-cell office:value-type="float" office:value="0.570797" calcext:value-type="float">
            <text:p>0.570797</text:p>
          </table:table-cell>
          <table:table-cell office:value-type="float" office:value="0.591562" calcext:value-type="float">
            <text:p>0.591562</text:p>
          </table:table-cell>
          <table:table-cell office:value-type="float" office:value="0.577238" calcext:value-type="float">
            <text:p>0.577238</text:p>
          </table:table-cell>
          <table:table-cell office:value-type="float" office:value="0.585099" calcext:value-type="float">
            <text:p>0.585099</text:p>
          </table:table-cell>
          <table:table-cell table:number-columns-repeated="2"/>
          <table:table-cell office:value-type="float" office:value="0.571765" calcext:value-type="float">
            <text:p>0.571765</text:p>
          </table:table-cell>
          <table:table-cell office:value-type="float" office:value="0.594173" calcext:value-type="float">
            <text:p>0.594173</text:p>
          </table:table-cell>
          <table:table-cell office:value-type="float" office:value="0.578218" calcext:value-type="float">
            <text:p>0.578218</text:p>
          </table:table-cell>
          <table:table-cell office:value-type="float" office:value="0.584299" calcext:value-type="float">
            <text:p>0.584299</text:p>
          </table:table-cell>
          <table:table-cell table:number-columns-repeated="2"/>
          <table:table-cell office:value-type="float" office:value="0.566228" calcext:value-type="float">
            <text:p>0.566228</text:p>
          </table:table-cell>
          <table:table-cell office:value-type="float" office:value="0.594272" calcext:value-type="float">
            <text:p>0.594272</text:p>
          </table:table-cell>
          <table:table-cell office:value-type="float" office:value="0.578525" calcext:value-type="float">
            <text:p>0.578525</text:p>
          </table:table-cell>
          <table:table-cell office:value-type="float" office:value="0.585739" calcext:value-type="float">
            <text:p>0.585739</text:p>
          </table:table-cell>
        </table:table-row>
        <table:table-row table:style-name="ro1">
          <table:table-cell/>
          <table:table-cell office:value-type="float" office:value="0.568426" calcext:value-type="float">
            <text:p>0.568426</text:p>
          </table:table-cell>
          <table:table-cell office:value-type="float" office:value="0.59567" calcext:value-type="float">
            <text:p>0.59567</text:p>
          </table:table-cell>
          <table:table-cell office:value-type="float" office:value="0.577097" calcext:value-type="float">
            <text:p>0.577097</text:p>
          </table:table-cell>
          <table:table-cell office:value-type="float" office:value="0.579811" calcext:value-type="float">
            <text:p>0.579811</text:p>
          </table:table-cell>
          <table:table-cell table:number-columns-repeated="3"/>
          <table:table-cell office:value-type="float" office:value="0.562459" calcext:value-type="float">
            <text:p>0.562459</text:p>
          </table:table-cell>
          <table:table-cell office:value-type="float" office:value="0.598242" calcext:value-type="float">
            <text:p>0.598242</text:p>
          </table:table-cell>
          <table:table-cell office:value-type="float" office:value="0.578579" calcext:value-type="float">
            <text:p>0.578579</text:p>
          </table:table-cell>
          <table:table-cell office:value-type="float" office:value="0.581424" calcext:value-type="float">
            <text:p>0.581424</text:p>
          </table:table-cell>
          <table:table-cell/>
          <table:table-cell office:value-type="float" office:value="0.560244" calcext:value-type="float">
            <text:p>0.560244</text:p>
          </table:table-cell>
          <table:table-cell office:value-type="float" office:value="0.59056" calcext:value-type="float">
            <text:p>0.59056</text:p>
          </table:table-cell>
          <table:table-cell office:value-type="float" office:value="0.573279" calcext:value-type="float">
            <text:p>0.573279</text:p>
          </table:table-cell>
          <table:table-cell office:value-type="float" office:value="0.582411" calcext:value-type="float">
            <text:p>0.582411</text:p>
          </table:table-cell>
          <table:table-cell table:number-columns-repeated="2"/>
          <table:table-cell office:value-type="float" office:value="0.574577" calcext:value-type="float">
            <text:p>0.574577</text:p>
          </table:table-cell>
          <table:table-cell office:value-type="float" office:value="0.592541" calcext:value-type="float">
            <text:p>0.592541</text:p>
          </table:table-cell>
          <table:table-cell office:value-type="float" office:value="0.576735" calcext:value-type="float">
            <text:p>0.576735</text:p>
          </table:table-cell>
          <table:table-cell office:value-type="float" office:value="0.581941" calcext:value-type="float">
            <text:p>0.581941</text:p>
          </table:table-cell>
          <table:table-cell table:number-columns-repeated="2"/>
          <table:table-cell office:value-type="float" office:value="0.568109" calcext:value-type="float">
            <text:p>0.568109</text:p>
          </table:table-cell>
          <table:table-cell office:value-type="float" office:value="0.595946" calcext:value-type="float">
            <text:p>0.595946</text:p>
          </table:table-cell>
          <table:table-cell office:value-type="float" office:value="0.577376" calcext:value-type="float">
            <text:p>0.577376</text:p>
          </table:table-cell>
          <table:table-cell office:value-type="float" office:value="0.582067" calcext:value-type="float">
            <text:p>0.582067</text:p>
          </table:table-cell>
          <table:table-cell table:number-columns-repeated="2"/>
          <table:table-cell office:value-type="float" office:value="0.571015" calcext:value-type="float">
            <text:p>0.571015</text:p>
          </table:table-cell>
          <table:table-cell office:value-type="float" office:value="0.591947" calcext:value-type="float">
            <text:p>0.591947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582511" calcext:value-type="float">
            <text:p>0.582511</text:p>
          </table:table-cell>
          <table:table-cell table:number-columns-repeated="2"/>
          <table:table-cell office:value-type="float" office:value="0.570806" calcext:value-type="float">
            <text:p>0.570806</text:p>
          </table:table-cell>
          <table:table-cell office:value-type="float" office:value="0.592925" calcext:value-type="float">
            <text:p>0.592925</text:p>
          </table:table-cell>
          <table:table-cell office:value-type="float" office:value="0.57688" calcext:value-type="float">
            <text:p>0.57688</text:p>
          </table:table-cell>
          <table:table-cell office:value-type="float" office:value="0.584031" calcext:value-type="float">
            <text:p>0.584031</text:p>
          </table:table-cell>
          <table:table-cell table:number-columns-repeated="2"/>
          <table:table-cell office:value-type="float" office:value="0.571769" calcext:value-type="float">
            <text:p>0.571769</text:p>
          </table:table-cell>
          <table:table-cell office:value-type="float" office:value="0.59379" calcext:value-type="float">
            <text:p>0.59379</text:p>
          </table:table-cell>
          <table:table-cell office:value-type="float" office:value="0.578156" calcext:value-type="float">
            <text:p>0.578156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566215" calcext:value-type="float">
            <text:p>0.566215</text:p>
          </table:table-cell>
          <table:table-cell office:value-type="float" office:value="0.595778" calcext:value-type="float">
            <text:p>0.595778</text:p>
          </table:table-cell>
          <table:table-cell office:value-type="float" office:value="0.576675" calcext:value-type="float">
            <text:p>0.576675</text:p>
          </table:table-cell>
          <table:table-cell office:value-type="float" office:value="0.588144" calcext:value-type="float">
            <text:p>0.588144</text:p>
          </table:table-cell>
        </table:table-row>
        <table:table-row table:style-name="ro1">
          <table:table-cell table:number-columns-repeated="13"/>
          <table:table-cell office:value-type="float" office:value="0.5594" calcext:value-type="float">
            <text:p>0.5594</text:p>
          </table:table-cell>
          <table:table-cell office:value-type="float" office:value="0.590302" calcext:value-type="float">
            <text:p>0.590302</text:p>
          </table:table-cell>
          <table:table-cell office:value-type="float" office:value="0.574653" calcext:value-type="float">
            <text:p>0.574653</text:p>
          </table:table-cell>
          <table:table-cell office:value-type="float" office:value="0.580209" calcext:value-type="float">
            <text:p>0.580209</text:p>
          </table:table-cell>
          <table:table-cell table:number-columns-repeated="2"/>
          <table:table-cell office:value-type="float" office:value="0.574548" calcext:value-type="float">
            <text:p>0.574548</text:p>
          </table:table-cell>
          <table:table-cell office:value-type="float" office:value="0.595236" calcext:value-type="float">
            <text:p>0.595236</text:p>
          </table:table-cell>
          <table:table-cell office:value-type="float" office:value="0.57841" calcext:value-type="float">
            <text:p>0.57841</text:p>
          </table:table-cell>
          <table:table-cell office:value-type="float" office:value="0.583247" calcext:value-type="float">
            <text:p>0.583247</text:p>
          </table:table-cell>
          <table:table-cell table:number-columns-repeated="2"/>
          <table:table-cell office:value-type="float" office:value="0.568094" calcext:value-type="float">
            <text:p>0.568094</text:p>
          </table:table-cell>
          <table:table-cell office:value-type="float" office:value="0.593958" calcext:value-type="float">
            <text:p>0.593958</text:p>
          </table:table-cell>
          <table:table-cell office:value-type="float" office:value="0.57659" calcext:value-type="float">
            <text:p>0.57659</text:p>
          </table:table-cell>
          <table:table-cell office:value-type="float" office:value="0.585077" calcext:value-type="float">
            <text:p>0.585077</text:p>
          </table:table-cell>
          <table:table-cell table:number-columns-repeated="2"/>
          <table:table-cell office:value-type="float" office:value="0.571179" calcext:value-type="float">
            <text:p>0.571179</text:p>
          </table:table-cell>
          <table:table-cell office:value-type="float" office:value="0.593831" calcext:value-type="float">
            <text:p>0.593831</text:p>
          </table:table-cell>
          <table:table-cell office:value-type="float" office:value="0.578108" calcext:value-type="float">
            <text:p>0.578108</text:p>
          </table:table-cell>
          <table:table-cell office:value-type="float" office:value="0.582418" calcext:value-type="float">
            <text:p>0.582418</text:p>
          </table:table-cell>
          <table:table-cell table:number-columns-repeated="2"/>
          <table:table-cell office:value-type="float" office:value="0.570795" calcext:value-type="float">
            <text:p>0.570795</text:p>
          </table:table-cell>
          <table:table-cell office:value-type="float" office:value="0.592627" calcext:value-type="float">
            <text:p>0.592627</text:p>
          </table:table-cell>
          <table:table-cell office:value-type="float" office:value="0.577958" calcext:value-type="float">
            <text:p>0.577958</text:p>
          </table:table-cell>
          <table:table-cell office:value-type="float" office:value="0.583214" calcext:value-type="float">
            <text:p>0.583214</text:p>
          </table:table-cell>
          <table:table-cell table:number-columns-repeated="2"/>
          <table:table-cell office:value-type="float" office:value="0.571806" calcext:value-type="float">
            <text:p>0.571806</text:p>
          </table:table-cell>
          <table:table-cell office:value-type="float" office:value="0.595914" calcext:value-type="float">
            <text:p>0.595914</text:p>
          </table:table-cell>
          <table:table-cell office:value-type="float" office:value="0.578944" calcext:value-type="float">
            <text:p>0.578944</text:p>
          </table:table-cell>
          <table:table-cell office:value-type="float" office:value="0.582298" calcext:value-type="float">
            <text:p>0.582298</text:p>
          </table:table-cell>
          <table:table-cell table:number-columns-repeated="2"/>
          <table:table-cell office:value-type="float" office:value="0.566236" calcext:value-type="float">
            <text:p>0.566236</text:p>
          </table:table-cell>
          <table:table-cell office:value-type="float" office:value="0.593559" calcext:value-type="float">
            <text:p>0.593559</text:p>
          </table:table-cell>
          <table:table-cell office:value-type="float" office:value="0.583942" calcext:value-type="float">
            <text:p>0.583942</text:p>
          </table:table-cell>
          <table:table-cell office:value-type="float" office:value="0.594004" calcext:value-type="float">
            <text:p>0.594004</text:p>
          </table:table-cell>
        </table:table-row>
        <table:table-row table:style-name="ro1">
          <table:table-cell table:number-columns-repeated="19"/>
          <table:table-cell office:value-type="float" office:value="0.574614" calcext:value-type="float">
            <text:p>0.574614</text:p>
          </table:table-cell>
          <table:table-cell office:value-type="float" office:value="0.59319" calcext:value-type="float">
            <text:p>0.59319</text:p>
          </table:table-cell>
          <table:table-cell office:value-type="float" office:value="0.577942" calcext:value-type="float">
            <text:p>0.577942</text:p>
          </table:table-cell>
          <table:table-cell office:value-type="float" office:value="0.586894" calcext:value-type="float">
            <text:p>0.586894</text:p>
          </table:table-cell>
          <table:table-cell table:number-columns-repeated="2"/>
          <table:table-cell office:value-type="float" office:value="0.568081" calcext:value-type="float">
            <text:p>0.568081</text:p>
          </table:table-cell>
          <table:table-cell office:value-type="float" office:value="0.592698" calcext:value-type="float">
            <text:p>0.592698</text:p>
          </table:table-cell>
          <table:table-cell office:value-type="float" office:value="0.577498" calcext:value-type="float">
            <text:p>0.577498</text:p>
          </table:table-cell>
          <table:table-cell office:value-type="float" office:value="0.582477" calcext:value-type="float">
            <text:p>0.582477</text:p>
          </table:table-cell>
          <table:table-cell table:number-columns-repeated="2"/>
          <table:table-cell office:value-type="float" office:value="0.571944" calcext:value-type="float">
            <text:p>0.571944</text:p>
          </table:table-cell>
          <table:table-cell office:value-type="float" office:value="0.595363" calcext:value-type="float">
            <text:p>0.595363</text:p>
          </table:table-cell>
          <table:table-cell office:value-type="float" office:value="0.576991" calcext:value-type="float">
            <text:p>0.576991</text:p>
          </table:table-cell>
          <table:table-cell office:value-type="float" office:value="0.582476" calcext:value-type="float">
            <text:p>0.582476</text:p>
          </table:table-cell>
          <table:table-cell table:number-columns-repeated="2"/>
          <table:table-cell office:value-type="float" office:value="0.570784" calcext:value-type="float">
            <text:p>0.570784</text:p>
          </table:table-cell>
          <table:table-cell office:value-type="float" office:value="0.59441" calcext:value-type="float">
            <text:p>0.59441</text:p>
          </table:table-cell>
          <table:table-cell office:value-type="float" office:value="0.576939" calcext:value-type="float">
            <text:p>0.576939</text:p>
          </table:table-cell>
          <table:table-cell office:value-type="float" office:value="0.582773" calcext:value-type="float">
            <text:p>0.582773</text:p>
          </table:table-cell>
          <table:table-cell table:number-columns-repeated="2"/>
          <table:table-cell office:value-type="float" office:value="0.571826" calcext:value-type="float">
            <text:p>0.571826</text:p>
          </table:table-cell>
          <table:table-cell office:value-type="float" office:value="0.595302" calcext:value-type="float">
            <text:p>0.595302</text:p>
          </table:table-cell>
          <table:table-cell office:value-type="float" office:value="0.578655" calcext:value-type="float">
            <text:p>0.578655</text:p>
          </table:table-cell>
          <table:table-cell office:value-type="float" office:value="0.586439" calcext:value-type="float">
            <text:p>0.586439</text:p>
          </table:table-cell>
          <table:table-cell table:number-columns-repeated="2"/>
          <table:table-cell office:value-type="float" office:value="0.566237" calcext:value-type="float">
            <text:p>0.566237</text:p>
          </table:table-cell>
          <table:table-cell office:value-type="float" office:value="0.595057" calcext:value-type="float">
            <text:p>0.595057</text:p>
          </table:table-cell>
          <table:table-cell office:value-type="float" office:value="0.588065" calcext:value-type="float">
            <text:p>0.588065</text:p>
          </table:table-cell>
          <table:table-cell office:value-type="float" office:value="0.594168" calcext:value-type="float">
            <text:p>0.594168</text:p>
          </table:table-cell>
        </table:table-row>
        <table:table-row table:style-name="ro1">
          <table:table-cell table:number-columns-repeated="25"/>
          <table:table-cell office:value-type="float" office:value="0.568074" calcext:value-type="float">
            <text:p>0.568074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577662" calcext:value-type="float">
            <text:p>0.577662</text:p>
          </table:table-cell>
          <table:table-cell office:value-type="float" office:value="0.58279" calcext:value-type="float">
            <text:p>0.58279</text:p>
          </table:table-cell>
          <table:table-cell table:number-columns-repeated="2"/>
          <table:table-cell office:value-type="float" office:value="0.570974" calcext:value-type="float">
            <text:p>0.570974</text:p>
          </table:table-cell>
          <table:table-cell office:value-type="float" office:value="0.595282" calcext:value-type="float">
            <text:p>0.595282</text:p>
          </table:table-cell>
          <table:table-cell office:value-type="float" office:value="0.579837" calcext:value-type="float">
            <text:p>0.579837</text:p>
          </table:table-cell>
          <table:table-cell office:value-type="float" office:value="0.590932" calcext:value-type="float">
            <text:p>0.590932</text:p>
          </table:table-cell>
          <table:table-cell table:number-columns-repeated="2"/>
          <table:table-cell office:value-type="float" office:value="0.570739" calcext:value-type="float">
            <text:p>0.570739</text:p>
          </table:table-cell>
          <table:table-cell office:value-type="float" office:value="0.595301" calcext:value-type="float">
            <text:p>0.595301</text:p>
          </table:table-cell>
          <table:table-cell office:value-type="float" office:value="0.577721" calcext:value-type="float">
            <text:p>0.577721</text:p>
          </table:table-cell>
          <table:table-cell office:value-type="float" office:value="0.585548" calcext:value-type="float">
            <text:p>0.585548</text:p>
          </table:table-cell>
          <table:table-cell table:number-columns-repeated="2"/>
          <table:table-cell office:value-type="float" office:value="0.571796" calcext:value-type="float">
            <text:p>0.571796</text:p>
          </table:table-cell>
          <table:table-cell office:value-type="float" office:value="0.595933" calcext:value-type="float">
            <text:p>0.595933</text:p>
          </table:table-cell>
          <table:table-cell office:value-type="float" office:value="0.578954" calcext:value-type="float">
            <text:p>0.578954</text:p>
          </table:table-cell>
          <table:table-cell office:value-type="float" office:value="0.585636" calcext:value-type="float">
            <text:p>0.585636</text:p>
          </table:table-cell>
          <table:table-cell table:number-columns-repeated="2"/>
          <table:table-cell office:value-type="float" office:value="0.566239" calcext:value-type="float">
            <text:p>0.566239</text:p>
          </table:table-cell>
          <table:table-cell office:value-type="float" office:value="0.595562" calcext:value-type="float">
            <text:p>0.595562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591128" calcext:value-type="float">
            <text:p>0.591128</text:p>
          </table:table-cell>
        </table:table-row>
        <table:table-row table:style-name="ro1">
          <table:table-cell table:number-columns-repeated="31"/>
          <table:table-cell office:value-type="float" office:value="0.571044" calcext:value-type="float">
            <text:p>0.571044</text:p>
          </table:table-cell>
          <table:table-cell office:value-type="float" office:value="0.59465" calcext:value-type="float">
            <text:p>0.59465</text:p>
          </table:table-cell>
          <table:table-cell office:value-type="float" office:value="0.586656" calcext:value-type="float">
            <text:p>0.586656</text:p>
          </table:table-cell>
          <table:table-cell office:value-type="float" office:value="0.590854" calcext:value-type="float">
            <text:p>0.590854</text:p>
          </table:table-cell>
          <table:table-cell table:number-columns-repeated="2"/>
          <table:table-cell office:value-type="float" office:value="0.570749" calcext:value-type="float">
            <text:p>0.570749</text:p>
          </table:table-cell>
          <table:table-cell office:value-type="float" office:value="0.595675" calcext:value-type="float">
            <text:p>0.595675</text:p>
          </table:table-cell>
          <table:table-cell office:value-type="float" office:value="0.577285" calcext:value-type="float">
            <text:p>0.577285</text:p>
          </table:table-cell>
          <table:table-cell office:value-type="float" office:value="0.582361" calcext:value-type="float">
            <text:p>0.582361</text:p>
          </table:table-cell>
          <table:table-cell table:number-columns-repeated="2"/>
          <table:table-cell office:value-type="float" office:value="0.571736" calcext:value-type="float">
            <text:p>0.571736</text:p>
          </table:table-cell>
          <table:table-cell office:value-type="float" office:value="0.594449" calcext:value-type="float">
            <text:p>0.594449</text:p>
          </table:table-cell>
          <table:table-cell office:value-type="float" office:value="0.578386" calcext:value-type="float">
            <text:p>0.578386</text:p>
          </table:table-cell>
          <table:table-cell office:value-type="float" office:value="0.587239" calcext:value-type="float">
            <text:p>0.587239</text:p>
          </table:table-cell>
          <table:table-cell table:number-columns-repeated="2"/>
          <table:table-cell office:value-type="float" office:value="0.566255" calcext:value-type="float">
            <text:p>0.566255</text:p>
          </table:table-cell>
          <table:table-cell office:value-type="float" office:value="0.597805" calcext:value-type="float">
            <text:p>0.597805</text:p>
          </table:table-cell>
          <table:table-cell office:value-type="float" office:value="0.588719" calcext:value-type="float">
            <text:p>0.588719</text:p>
          </table:table-cell>
          <table:table-cell office:value-type="float" office:value="0.591659" calcext:value-type="float">
            <text:p>0.591659</text:p>
          </table:table-cell>
        </table:table-row>
        <table:table-row table:style-name="ro1">
          <table:table-cell table:number-columns-repeated="37"/>
          <table:table-cell office:value-type="float" office:value="0.570754" calcext:value-type="float">
            <text:p>0.570754</text:p>
          </table:table-cell>
          <table:table-cell office:value-type="float" office:value="0.593705" calcext:value-type="float">
            <text:p>0.593705</text:p>
          </table:table-cell>
          <table:table-cell office:value-type="float" office:value="0.577021" calcext:value-type="float">
            <text:p>0.577021</text:p>
          </table:table-cell>
          <table:table-cell office:value-type="float" office:value="0.584119" calcext:value-type="float">
            <text:p>0.584119</text:p>
          </table:table-cell>
          <table:table-cell table:number-columns-repeated="2"/>
          <table:table-cell office:value-type="float" office:value="0.571804" calcext:value-type="float">
            <text:p>0.571804</text:p>
          </table:table-cell>
          <table:table-cell office:value-type="float" office:value="0.597893" calcext:value-type="float">
            <text:p>0.597893</text:p>
          </table:table-cell>
          <table:table-cell office:value-type="float" office:value="0.580395" calcext:value-type="float">
            <text:p>0.580395</text:p>
          </table:table-cell>
          <table:table-cell office:value-type="float" office:value="0.584769" calcext:value-type="float">
            <text:p>0.584769</text:p>
          </table:table-cell>
          <table:table-cell table:number-columns-repeated="2"/>
          <table:table-cell office:value-type="float" office:value="0.5662" calcext:value-type="float">
            <text:p>0.5662</text:p>
          </table:table-cell>
          <table:table-cell office:value-type="float" office:value="0.594426" calcext:value-type="float">
            <text:p>0.594426</text:p>
          </table:table-cell>
          <table:table-cell office:value-type="float" office:value="0.58577" calcext:value-type="float">
            <text:p>0.58577</text:p>
          </table:table-cell>
          <table:table-cell office:value-type="float" office:value="0.595267" calcext:value-type="float">
            <text:p>0.595267</text:p>
          </table:table-cell>
        </table:table-row>
        <table:table-row table:style-name="ro1">
          <table:table-cell table:number-columns-repeated="43"/>
          <table:table-cell office:value-type="float" office:value="0.571796" calcext:value-type="float">
            <text:p>0.571796</text:p>
          </table:table-cell>
          <table:table-cell office:value-type="float" office:value="0.594902" calcext:value-type="float">
            <text:p>0.594902</text:p>
          </table:table-cell>
          <table:table-cell office:value-type="float" office:value="0.578455" calcext:value-type="float">
            <text:p>0.578455</text:p>
          </table:table-cell>
          <table:table-cell office:value-type="float" office:value="0.586092" calcext:value-type="float">
            <text:p>0.586092</text:p>
          </table:table-cell>
          <table:table-cell table:number-columns-repeated="2"/>
          <table:table-cell office:value-type="float" office:value="0.566229" calcext:value-type="float">
            <text:p>0.566229</text:p>
          </table:table-cell>
          <table:table-cell office:value-type="float" office:value="0.595629" calcext:value-type="float">
            <text:p>0.595629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59415" calcext:value-type="float">
            <text:p>0.59415</text:p>
          </table:table-cell>
        </table:table-row>
        <table:table-row table:style-name="ro1">
          <table:table-cell table:number-columns-repeated="49"/>
          <table:table-cell office:value-type="float" office:value="0.566189" calcext:value-type="float">
            <text:p>0.566189</text:p>
          </table:table-cell>
          <table:table-cell office:value-type="float" office:value="0.594106" calcext:value-type="float">
            <text:p>0.594106</text:p>
          </table:table-cell>
          <table:table-cell office:value-type="float" office:value="0.587702" calcext:value-type="float">
            <text:p>0.587702</text:p>
          </table:table-cell>
          <table:table-cell office:value-type="float" office:value="0.592667" calcext:value-type="float">
            <text:p>0.592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2:39:11.56804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10:33.390187965</meta:creation-date>
    <dc:date>2017-07-06T12:54:28.410891192</dc:date>
    <meta:editing-duration>PT43M47S</meta:editing-duration>
    <meta:editing-cycles>6</meta:editing-cycles>
    <meta:generator>LibreOffice/4.2.8.2$Linux_X86_64 LibreOffice_project/420m0$Build-2</meta:generator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5.614cm" svg:y="0.316cm" chart:style-name="ch2">
          <text:p>Medição para 20 qubits</text:p>
        </chart:title>
        <chart:legend chart:legend-position="end" svg:x="13.551cm" svg:y="3.457cm" style:legend-expansion="high" chart:style-name="ch3"/>
        <chart:plot-area chart:style-name="ch4" table:cell-range-address="Sheet1.B2:Sheet1.E13" chart:data-source-has-labels="row" svg:x="1.33cm" svg:y="1.301cm" svg:width="11.902cm" svg:height="6.544cm">
          <chartooo:coordinate-region svg:x="2.242cm" svg:y="1.5cm" svg:width="10.99cm" svg:height="5.698cm"/>
          <chart:axis chart:dimension="x" chart:name="primary-x" chart:style-name="ch5">
            <chart:title svg:x="5.557cm" svg:y="8.025cm" chart:style-name="ch6">
              <text:p>Numero de qubits lidos</text:p>
            </chart:title>
          </chart:axis>
          <chart:axis chart:dimension="y" chart:name="primary-y" chart:style-name="ch7">
            <chart:title svg:x="0.451cm" svg:y="6.125cm" chart:style-name="ch8">
              <text:p>Tempo em segundos</text:p>
            </chart:title>
            <chart:grid chart:style-name="ch9" chart:class="major"/>
          </chart:axis>
          <chart:series chart:style-name="ch10" chart:values-cell-range-address="Sheet1.B3:Sheet1.B13" chart:label-cell-address="Sheet1.B2:Sheet1.B2" chart:class="chart:bar">
            <chart:data-point chart:repeated="11"/>
          </chart:series>
          <chart:series chart:style-name="ch11" chart:values-cell-range-address="Sheet1.C3:Sheet1.C13" chart:label-cell-address="Sheet1.C2:Sheet1.C2" chart:class="chart:bar">
            <chart:data-point chart:repeated="11"/>
          </chart:series>
          <chart:series chart:style-name="ch12" chart:values-cell-range-address="Sheet1.D3:Sheet1.D13" chart:label-cell-address="Sheet1.D2:Sheet1.D2" chart:class="chart:bar">
            <chart:data-point chart:repeated="11"/>
          </chart:series>
          <chart:series chart:style-name="ch13" chart:values-cell-range-address="Sheet1.E3:Sheet1.E13" chart:label-cell-address="Sheet1.E2:Sheet1.E2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  <draw:g>
                  <svg:desc>Sheet1.B2:Sheet1.B2</svg:desc>
                </draw:g>
              </table:table-cell>
              <table:table-cell office:value-type="string">
                <text:p>1 Thread</text:p>
                <draw:g>
                  <svg:desc>Sheet1.C2:Sheet1.C2</svg:desc>
                </draw:g>
              </table:table-cell>
              <table:table-cell office:value-type="string">
                <text:p>2 Threads</text:p>
                <draw:g>
                  <svg:desc>Sheet1.D2:Sheet1.D2</svg:desc>
                </draw:g>
              </table:table-cell>
              <table:table-cell office:value-type="string">
                <text:p>4 Thread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9906">
                <text:p>0.0669906</text:p>
                <draw:g>
                  <svg:desc>Sheet1.B3:Sheet1.B13</svg:desc>
                </draw:g>
              </table:table-cell>
              <table:table-cell office:value-type="float" office:value="0.0705957">
                <text:p>0.0705957</text:p>
                <draw:g>
                  <svg:desc>Sheet1.C3:Sheet1.C13</svg:desc>
                </draw:g>
              </table:table-cell>
              <table:table-cell office:value-type="float" office:value="0.0601053">
                <text:p>0.0601053</text:p>
                <draw:g>
                  <svg:desc>Sheet1.D3:Sheet1.D13</svg:desc>
                </draw:g>
              </table:table-cell>
              <table:table-cell office:value-type="float" office:value="0.0665198">
                <text:p>0.0665198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928">
                <text:p>0.0714928</text:p>
              </table:table-cell>
              <table:table-cell office:value-type="float" office:value="0.0746949">
                <text:p>0.0746949</text:p>
              </table:table-cell>
              <table:table-cell office:value-type="float" office:value="0.0647354">
                <text:p>0.0647354</text:p>
              </table:table-cell>
              <table:table-cell office:value-type="float" office:value="0.0719943">
                <text:p>0.0719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5841">
                <text:p>0.0795841</text:p>
              </table:table-cell>
              <table:table-cell office:value-type="float" office:value="0.0829249">
                <text:p>0.0829249</text:p>
              </table:table-cell>
              <table:table-cell office:value-type="float" office:value="0.0729647">
                <text:p>0.0729647</text:p>
              </table:table-cell>
              <table:table-cell office:value-type="float" office:value="0.078008">
                <text:p>0.078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5951">
                <text:p>0.0905951</text:p>
              </table:table-cell>
              <table:table-cell office:value-type="float" office:value="0.0941479">
                <text:p>0.0941479</text:p>
              </table:table-cell>
              <table:table-cell office:value-type="float" office:value="0.0841489">
                <text:p>0.0841489</text:p>
              </table:table-cell>
              <table:table-cell office:value-type="float" office:value="0.0906344">
                <text:p>0.090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681">
                <text:p>0.103681</text:p>
              </table:table-cell>
              <table:table-cell office:value-type="float" office:value="0.10734">
                <text:p>0.10734</text:p>
              </table:table-cell>
              <table:table-cell office:value-type="float" office:value="0.0974076">
                <text:p>0.0974076</text:p>
              </table:table-cell>
              <table:table-cell office:value-type="float" office:value="0.102046">
                <text:p>0.102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3062">
                <text:p>0.123062</text:p>
              </table:table-cell>
              <table:table-cell office:value-type="float" office:value="0.125651">
                <text:p>0.125651</text:p>
              </table:table-cell>
              <table:table-cell office:value-type="float" office:value="0.115802">
                <text:p>0.115802</text:p>
              </table:table-cell>
              <table:table-cell office:value-type="float" office:value="0.119819">
                <text:p>0.119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4393">
                <text:p>0.144393</text:p>
              </table:table-cell>
              <table:table-cell office:value-type="float" office:value="0.145716">
                <text:p>0.145716</text:p>
              </table:table-cell>
              <table:table-cell office:value-type="float" office:value="0.135732">
                <text:p>0.135732</text:p>
              </table:table-cell>
              <table:table-cell office:value-type="float" office:value="0.143923">
                <text:p>0.143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402">
                <text:p>0.16402</text:p>
              </table:table-cell>
              <table:table-cell office:value-type="float" office:value="0.165098">
                <text:p>0.165098</text:p>
              </table:table-cell>
              <table:table-cell office:value-type="float" office:value="0.15549">
                <text:p>0.15549</text:p>
              </table:table-cell>
              <table:table-cell office:value-type="float" office:value="0.159515">
                <text:p>0.15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099">
                <text:p>0.183099</text:p>
              </table:table-cell>
              <table:table-cell office:value-type="float" office:value="0.183575">
                <text:p>0.183575</text:p>
              </table:table-cell>
              <table:table-cell office:value-type="float" office:value="0.174087">
                <text:p>0.174087</text:p>
              </table:table-cell>
              <table:table-cell office:value-type="float" office:value="0.180158">
                <text:p>0.180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2172">
                <text:p>0.202172</text:p>
              </table:table-cell>
              <table:table-cell office:value-type="float" office:value="0.202247">
                <text:p>0.202247</text:p>
              </table:table-cell>
              <table:table-cell office:value-type="float" office:value="0.191919">
                <text:p>0.191919</text:p>
              </table:table-cell>
              <table:table-cell office:value-type="float" office:value="0.198233">
                <text:p>0.198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0874">
                <text:p>0.220874</text:p>
              </table:table-cell>
              <table:table-cell office:value-type="float" office:value="0.221089">
                <text:p>0.221089</text:p>
              </table:table-cell>
              <table:table-cell office:value-type="float" office:value="0.211078">
                <text:p>0.211078</text:p>
              </table:table-cell>
              <table:table-cell office:value-type="float" office:value="0.216171">
                <text:p>0.216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